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4"/>
        </table:table-row>
        <table:table-row table:style-name="ro1">
          <table:table-cell office:value-type="float" office:value="0">
            <text:p>0</text:p>
          </table:table-cell>
          <table:table-cell table:formula="oooc:=IF([.$A2]&gt;[.B$1];0;MIN(ROUND(IF(ABS([.B$1]/[.$A$25] - [.$A2])&lt;1;0;([.$A$26]/[.B$1])*([.B$1]/[.$A$25]-[.$A2])^2);0);255))" office:value-type="float" office:value="0">
            <text:p>0</text:p>
          </table:table-cell>
          <table:table-cell table:formula="oooc:=IF([.$A2]&gt;[.C$1];0;MIN(ROUND(IF(ABS([.C$1]/[.$A$25] - [.$A2])&lt;1;0;([.$A$26]/[.C$1])*([.C$1]/[.$A$25]-[.$A2])^2);0);255))" office:value-type="float" office:value="0">
            <text:p>0</text:p>
          </table:table-cell>
          <table:table-cell table:formula="oooc:=IF([.$A2]&gt;[.D$1];0;MIN(ROUND(IF(ABS([.D$1]/[.$A$25] - [.$A2])&lt;1;0;([.$A$26]/[.D$1])*([.D$1]/[.$A$25]-[.$A2])^2);0);255))" office:value-type="float" office:value="0">
            <text:p>0</text:p>
          </table:table-cell>
          <table:table-cell table:formula="oooc:=IF([.$A2]&gt;[.E$1];0;MIN(ROUND(IF(ABS([.E$1]/[.$A$25] - [.$A2])&lt;1;0;([.$A$26]/[.E$1])*([.E$1]/[.$A$25]-[.$A2])^2);0);255))" office:value-type="float" office:value="7">
            <text:p>7</text:p>
          </table:table-cell>
          <table:table-cell table:formula="oooc:=IF([.$A2]&gt;[.F$1];0;MIN(ROUND(IF(ABS([.F$1]/[.$A$25] - [.$A2])&lt;1;0;([.$A$26]/[.F$1])*([.F$1]/[.$A$25]-[.$A2])^2);0);255))" office:value-type="float" office:value="9">
            <text:p>9</text:p>
          </table:table-cell>
          <table:table-cell table:formula="oooc:=IF([.$A2]&gt;[.G$1];0;MIN(ROUND(IF(ABS([.G$1]/[.$A$25] - [.$A2])&lt;1;0;([.$A$26]/[.G$1])*([.G$1]/[.$A$25]-[.$A2])^2);0);255))" office:value-type="float" office:value="11">
            <text:p>11</text:p>
          </table:table-cell>
          <table:table-cell table:formula="oooc:=IF([.$A2]&gt;[.H$1];0;MIN(ROUND(IF(ABS([.H$1]/[.$A$25] - [.$A2])&lt;1;0;([.$A$26]/[.H$1])*([.H$1]/[.$A$25]-[.$A2])^2);0);255))" office:value-type="float" office:value="13">
            <text:p>13</text:p>
          </table:table-cell>
          <table:table-cell table:formula="oooc:=IF([.$A2]&gt;[.I$1];0;MIN(ROUND(IF(ABS([.I$1]/[.$A$25] - [.$A2])&lt;1;0;([.$A$26]/[.I$1])*([.I$1]/[.$A$25]-[.$A2])^2);0);255))" office:value-type="float" office:value="16">
            <text:p>16</text:p>
          </table:table-cell>
          <table:table-cell table:formula="oooc:=IF([.$A2]&gt;[.J$1];0;MIN(ROUND(IF(ABS([.J$1]/[.$A$25] - [.$A2])&lt;1;0;([.$A$26]/[.J$1])*([.J$1]/[.$A$25]-[.$A2])^2);0);255))" office:value-type="float" office:value="18">
            <text:p>18</text:p>
          </table:table-cell>
          <table:table-cell table:formula="oooc:=IF([.$A2]&gt;[.K$1];0;MIN(ROUND(IF(ABS([.K$1]/[.$A$25] - [.$A2])&lt;1;0;([.$A$26]/[.K$1])*([.K$1]/[.$A$25]-[.$A2])^2);0);255))" office:value-type="float" office:value="20">
            <text:p>20</text:p>
          </table:table-cell>
          <table:table-cell table:formula="oooc:=IF([.$A2]&gt;[.L$1];0;MIN(ROUND(IF(ABS([.L$1]/[.$A$25] - [.$A2])&lt;1;0;([.$A$26]/[.L$1])*([.L$1]/[.$A$25]-[.$A2])^2);0);255))" office:value-type="float" office:value="22">
            <text:p>22</text:p>
          </table:table-cell>
          <table:table-cell table:formula="oooc:=IF([.$A2]&gt;[.M$1];0;MIN(ROUND(IF(ABS([.M$1]/[.$A$25] - [.$A2])&lt;1;0;([.$A$26]/[.M$1])*([.M$1]/[.$A$25]-[.$A2])^2);0);255))" office:value-type="float" office:value="24">
            <text:p>24</text:p>
          </table:table-cell>
          <table:table-cell table:formula="oooc:=IF([.$A2]&gt;[.N$1];0;MIN(ROUND(IF(ABS([.N$1]/[.$A$25] - [.$A2])&lt;1;0;([.$A$26]/[.N$1])*([.N$1]/[.$A$25]-[.$A2])^2);0);255))" office:value-type="float" office:value="27">
            <text:p>27</text:p>
          </table:table-cell>
          <table:table-cell table:formula="oooc:=IF([.$A2]&gt;[.O$1];0;MIN(ROUND(IF(ABS([.O$1]/[.$A$25] - [.$A2])&lt;1;0;([.$A$26]/[.O$1])*([.O$1]/[.$A$25]-[.$A2])^2);0);255))" office:value-type="float" office:value="29">
            <text:p>29</text:p>
          </table:table-cell>
          <table:table-cell table:formula="oooc:=IF([.$A2]&gt;[.P$1];0;MIN(ROUND(IF(ABS([.P$1]/[.$A$25] - [.$A2])&lt;1;0;([.$A$26]/[.P$1])*([.P$1]/[.$A$25]-[.$A2])^2);0);255))" office:value-type="float" office:value="31">
            <text:p>31</text:p>
          </table:table-cell>
          <table:table-cell table:formula="oooc:=IF([.$A2]&gt;[.Q$1];0;MIN(ROUND(IF(ABS([.Q$1]/[.$A$25] - [.$A2])&lt;1;0;([.$A$26]/[.Q$1])*([.Q$1]/[.$A$25]-[.$A2])^2);0);255))" office:value-type="float" office:value="33">
            <text:p>33</text:p>
          </table:table-cell>
          <table:table-cell table:formula="oooc:=IF([.$A2]&gt;[.R$1];0;MIN(ROUND(IF(ABS([.R$1]/[.$A$25] - [.$A2])&lt;1;0;([.$A$26]/[.R$1])*([.R$1]/[.$A$25]-[.$A2])^2);0);255))" office:value-type="float" office:value="36">
            <text:p>36</text:p>
          </table:table-cell>
          <table:table-cell table:formula="oooc:=IF([.$A2]&gt;[.S$1];0;MIN(ROUND(IF(ABS([.S$1]/[.$A$25] - [.$A2])&lt;1;0;([.$A$26]/[.S$1])*([.S$1]/[.$A$25]-[.$A2])^2);0);255))" office:value-type="float" office:value="38">
            <text:p>38</text:p>
          </table:table-cell>
          <table:table-cell table:formula="oooc:=IF([.$A2]&gt;[.T$1];0;MIN(ROUND(IF(ABS([.T$1]/[.$A$25] - [.$A2])&lt;1;0;([.$A$26]/[.T$1])*([.T$1]/[.$A$25]-[.$A2])^2);0);255))" office:value-type="float" office:value="40">
            <text:p>40</text:p>
          </table:table-cell>
          <table:table-cell table:formula="oooc:=IF([.$A2]&gt;[.U$1];0;MIN(ROUND(IF(ABS([.U$1]/[.$A$25] - [.$A2])&lt;1;0;([.$A$26]/[.U$1])*([.U$1]/[.$A$25]-[.$A2])^2);0);255))" office:value-type="float" office:value="42">
            <text:p>42</text:p>
          </table:table-cell>
          <table:table-cell table:formula="oooc:=IF([.$A2]&gt;[.V$1];0;MIN(ROUND(IF(ABS([.V$1]/[.$A$25] - [.$A2])&lt;1;0;([.$A$26]/[.V$1])*([.V$1]/[.$A$25]-[.$A2])^2);0);255))" office:value-type="float" office:value="44">
            <text:p>44</text:p>
          </table:table-cell>
          <table:table-cell table:number-columns-repeated="234"/>
        </table:table-row>
        <table:table-row table:style-name="ro1">
          <table:table-cell office:value-type="float" office:value="1">
            <text:p>1</text:p>
          </table:table-cell>
          <table:table-cell table:formula="oooc:=IF([.$A3]&gt;[.B$1];0;MIN(ROUND(IF(ABS([.B$1]/[.$A$25] - [.$A3])&lt;1;0;([.$A$26]/[.B$1])*([.B$1]/[.$A$25]-[.$A3])^2);0);255))" office:value-type="float" office:value="0">
            <text:p>0</text:p>
          </table:table-cell>
          <table:table-cell table:formula="oooc:=IF([.$A3]&gt;[.C$1];0;MIN(ROUND(IF(ABS([.C$1]/[.$A$25] - [.$A3])&lt;1;0;([.$A$26]/[.C$1])*([.C$1]/[.$A$25]-[.$A3])^2);0);255))" office:value-type="float" office:value="0">
            <text:p>0</text:p>
          </table:table-cell>
          <table:table-cell table:formula="oooc:=IF([.$A3]&gt;[.D$1];0;MIN(ROUND(IF(ABS([.D$1]/[.$A$25] - [.$A3])&lt;1;0;([.$A$26]/[.D$1])*([.D$1]/[.$A$25]-[.$A3])^2);0);255))" office:value-type="float" office:value="0">
            <text:p>0</text:p>
          </table:table-cell>
          <table:table-cell table:formula="oooc:=IF([.$A3]&gt;[.E$1];0;MIN(ROUND(IF(ABS([.E$1]/[.$A$25] - [.$A3])&lt;1;0;([.$A$26]/[.E$1])*([.E$1]/[.$A$25]-[.$A3])^2);0);255))" office:value-type="float" office:value="0">
            <text:p>0</text:p>
          </table:table-cell>
          <table:table-cell table:formula="oooc:=IF([.$A3]&gt;[.F$1];0;MIN(ROUND(IF(ABS([.F$1]/[.$A$25] - [.$A3])&lt;1;0;([.$A$26]/[.F$1])*([.F$1]/[.$A$25]-[.$A3])^2);0);255))" office:value-type="float" office:value="0">
            <text:p>0</text:p>
          </table:table-cell>
          <table:table-cell table:formula="oooc:=IF([.$A3]&gt;[.G$1];0;MIN(ROUND(IF(ABS([.G$1]/[.$A$25] - [.$A3])&lt;1;0;([.$A$26]/[.G$1])*([.G$1]/[.$A$25]-[.$A3])^2);0);255))" office:value-type="float" office:value="0">
            <text:p>0</text:p>
          </table:table-cell>
          <table:table-cell table:formula="oooc:=IF([.$A3]&gt;[.H$1];0;MIN(ROUND(IF(ABS([.H$1]/[.$A$25] - [.$A3])&lt;1;0;([.$A$26]/[.H$1])*([.H$1]/[.$A$25]-[.$A3])^2);0);255))" office:value-type="float" office:value="3">
            <text:p>3</text:p>
          </table:table-cell>
          <table:table-cell table:formula="oooc:=IF([.$A3]&gt;[.I$1];0;MIN(ROUND(IF(ABS([.I$1]/[.$A$25] - [.$A3])&lt;1;0;([.$A$26]/[.I$1])*([.I$1]/[.$A$25]-[.$A3])^2);0);255))" office:value-type="float" office:value="5">
            <text:p>5</text:p>
          </table:table-cell>
          <table:table-cell table:formula="oooc:=IF([.$A3]&gt;[.J$1];0;MIN(ROUND(IF(ABS([.J$1]/[.$A$25] - [.$A3])&lt;1;0;([.$A$26]/[.J$1])*([.J$1]/[.$A$25]-[.$A3])^2);0);255))" office:value-type="float" office:value="7">
            <text:p>7</text:p>
          </table:table-cell>
          <table:table-cell table:formula="oooc:=IF([.$A3]&gt;[.K$1];0;MIN(ROUND(IF(ABS([.K$1]/[.$A$25] - [.$A3])&lt;1;0;([.$A$26]/[.K$1])*([.K$1]/[.$A$25]-[.$A3])^2);0);255))" office:value-type="float" office:value="9">
            <text:p>9</text:p>
          </table:table-cell>
          <table:table-cell table:formula="oooc:=IF([.$A3]&gt;[.L$1];0;MIN(ROUND(IF(ABS([.L$1]/[.$A$25] - [.$A3])&lt;1;0;([.$A$26]/[.L$1])*([.L$1]/[.$A$25]-[.$A3])^2);0);255))" office:value-type="float" office:value="11">
            <text:p>11</text:p>
          </table:table-cell>
          <table:table-cell table:formula="oooc:=IF([.$A3]&gt;[.M$1];0;MIN(ROUND(IF(ABS([.M$1]/[.$A$25] - [.$A3])&lt;1;0;([.$A$26]/[.M$1])*([.M$1]/[.$A$25]-[.$A3])^2);0);255))" office:value-type="float" office:value="13">
            <text:p>13</text:p>
          </table:table-cell>
          <table:table-cell table:formula="oooc:=IF([.$A3]&gt;[.N$1];0;MIN(ROUND(IF(ABS([.N$1]/[.$A$25] - [.$A3])&lt;1;0;([.$A$26]/[.N$1])*([.N$1]/[.$A$25]-[.$A3])^2);0);255))" office:value-type="float" office:value="15">
            <text:p>15</text:p>
          </table:table-cell>
          <table:table-cell table:formula="oooc:=IF([.$A3]&gt;[.O$1];0;MIN(ROUND(IF(ABS([.O$1]/[.$A$25] - [.$A3])&lt;1;0;([.$A$26]/[.O$1])*([.O$1]/[.$A$25]-[.$A3])^2);0);255))" office:value-type="float" office:value="17">
            <text:p>17</text:p>
          </table:table-cell>
          <table:table-cell table:formula="oooc:=IF([.$A3]&gt;[.P$1];0;MIN(ROUND(IF(ABS([.P$1]/[.$A$25] - [.$A3])&lt;1;0;([.$A$26]/[.P$1])*([.P$1]/[.$A$25]-[.$A3])^2);0);255))" office:value-type="float" office:value="19">
            <text:p>19</text:p>
          </table:table-cell>
          <table:table-cell table:formula="oooc:=IF([.$A3]&gt;[.Q$1];0;MIN(ROUND(IF(ABS([.Q$1]/[.$A$25] - [.$A3])&lt;1;0;([.$A$26]/[.Q$1])*([.Q$1]/[.$A$25]-[.$A3])^2);0);255))" office:value-type="float" office:value="21">
            <text:p>21</text:p>
          </table:table-cell>
          <table:table-cell table:formula="oooc:=IF([.$A3]&gt;[.R$1];0;MIN(ROUND(IF(ABS([.R$1]/[.$A$25] - [.$A3])&lt;1;0;([.$A$26]/[.R$1])*([.R$1]/[.$A$25]-[.$A3])^2);0);255))" office:value-type="float" office:value="23">
            <text:p>23</text:p>
          </table:table-cell>
          <table:table-cell table:formula="oooc:=IF([.$A3]&gt;[.S$1];0;MIN(ROUND(IF(ABS([.S$1]/[.$A$25] - [.$A3])&lt;1;0;([.$A$26]/[.S$1])*([.S$1]/[.$A$25]-[.$A3])^2);0);255))" office:value-type="float" office:value="26">
            <text:p>26</text:p>
          </table:table-cell>
          <table:table-cell table:formula="oooc:=IF([.$A3]&gt;[.T$1];0;MIN(ROUND(IF(ABS([.T$1]/[.$A$25] - [.$A3])&lt;1;0;([.$A$26]/[.T$1])*([.T$1]/[.$A$25]-[.$A3])^2);0);255))" office:value-type="float" office:value="28">
            <text:p>28</text:p>
          </table:table-cell>
          <table:table-cell table:formula="oooc:=IF([.$A3]&gt;[.U$1];0;MIN(ROUND(IF(ABS([.U$1]/[.$A$25] - [.$A3])&lt;1;0;([.$A$26]/[.U$1])*([.U$1]/[.$A$25]-[.$A3])^2);0);255))" office:value-type="float" office:value="30">
            <text:p>30</text:p>
          </table:table-cell>
          <table:table-cell table:formula="oooc:=IF([.$A3]&gt;[.V$1];0;MIN(ROUND(IF(ABS([.V$1]/[.$A$25] - [.$A3])&lt;1;0;([.$A$26]/[.V$1])*([.V$1]/[.$A$25]-[.$A3])^2);0);255))" office:value-type="float" office:value="32">
            <text:p>32</text:p>
          </table:table-cell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table:formula="oooc:=IF([.$A4]&gt;[.B$1];0;MIN(ROUND(IF(ABS([.B$1]/[.$A$25] - [.$A4])&lt;1;0;([.$A$26]/[.B$1])*([.B$1]/[.$A$25]-[.$A4])^2);0);255))" office:value-type="float" office:value="0">
            <text:p>0</text:p>
          </table:table-cell>
          <table:table-cell table:formula="oooc:=IF([.$A4]&gt;[.C$1];0;MIN(ROUND(IF(ABS([.C$1]/[.$A$25] - [.$A4])&lt;1;0;([.$A$26]/[.C$1])*([.C$1]/[.$A$25]-[.$A4])^2);0);255))" office:value-type="float" office:value="0">
            <text:p>0</text:p>
          </table:table-cell>
          <table:table-cell table:formula="oooc:=IF([.$A4]&gt;[.D$1];0;MIN(ROUND(IF(ABS([.D$1]/[.$A$25] - [.$A4])&lt;1;0;([.$A$26]/[.D$1])*([.D$1]/[.$A$25]-[.$A4])^2);0);255))" office:value-type="float" office:value="18">
            <text:p>18</text:p>
          </table:table-cell>
          <table:table-cell table:formula="oooc:=IF([.$A4]&gt;[.E$1];0;MIN(ROUND(IF(ABS([.E$1]/[.$A$25] - [.$A4])&lt;1;0;([.$A$26]/[.E$1])*([.E$1]/[.$A$25]-[.$A4])^2);0);255))" office:value-type="float" office:value="7">
            <text:p>7</text:p>
          </table:table-cell>
          <table:table-cell table:formula="oooc:=IF([.$A4]&gt;[.F$1];0;MIN(ROUND(IF(ABS([.F$1]/[.$A$25] - [.$A4])&lt;1;0;([.$A$26]/[.F$1])*([.F$1]/[.$A$25]-[.$A4])^2);0);255))" office:value-type="float" office:value="0">
            <text:p>0</text:p>
          </table:table-cell>
          <table:table-cell table:formula="oooc:=IF([.$A4]&gt;[.G$1];0;MIN(ROUND(IF(ABS([.G$1]/[.$A$25] - [.$A4])&lt;1;0;([.$A$26]/[.G$1])*([.G$1]/[.$A$25]-[.$A4])^2);0);255))" office:value-type="float" office:value="0">
            <text:p>0</text:p>
          </table:table-cell>
          <table:table-cell table:formula="oooc:=IF([.$A4]&gt;[.H$1];0;MIN(ROUND(IF(ABS([.H$1]/[.$A$25] - [.$A4])&lt;1;0;([.$A$26]/[.H$1])*([.H$1]/[.$A$25]-[.$A4])^2);0);255))" office:value-type="float" office:value="0">
            <text:p>0</text:p>
          </table:table-cell>
          <table:table-cell table:formula="oooc:=IF([.$A4]&gt;[.I$1];0;MIN(ROUND(IF(ABS([.I$1]/[.$A$25] - [.$A4])&lt;1;0;([.$A$26]/[.I$1])*([.I$1]/[.$A$25]-[.$A4])^2);0);255))" office:value-type="float" office:value="0">
            <text:p>0</text:p>
          </table:table-cell>
          <table:table-cell table:formula="oooc:=IF([.$A4]&gt;[.J$1];0;MIN(ROUND(IF(ABS([.J$1]/[.$A$25] - [.$A4])&lt;1;0;([.$A$26]/[.J$1])*([.J$1]/[.$A$25]-[.$A4])^2);0);255))" office:value-type="float" office:value="0">
            <text:p>0</text:p>
          </table:table-cell>
          <table:table-cell table:formula="oooc:=IF([.$A4]&gt;[.K$1];0;MIN(ROUND(IF(ABS([.K$1]/[.$A$25] - [.$A4])&lt;1;0;([.$A$26]/[.K$1])*([.K$1]/[.$A$25]-[.$A4])^2);0);255))" office:value-type="float" office:value="2">
            <text:p>2</text:p>
          </table:table-cell>
          <table:table-cell table:formula="oooc:=IF([.$A4]&gt;[.L$1];0;MIN(ROUND(IF(ABS([.L$1]/[.$A$25] - [.$A4])&lt;1;0;([.$A$26]/[.L$1])*([.L$1]/[.$A$25]-[.$A4])^2);0);255))" office:value-type="float" office:value="4">
            <text:p>4</text:p>
          </table:table-cell>
          <table:table-cell table:formula="oooc:=IF([.$A4]&gt;[.M$1];0;MIN(ROUND(IF(ABS([.M$1]/[.$A$25] - [.$A4])&lt;1;0;([.$A$26]/[.M$1])*([.M$1]/[.$A$25]-[.$A4])^2);0);255))" office:value-type="float" office:value="5">
            <text:p>5</text:p>
          </table:table-cell>
          <table:table-cell table:formula="oooc:=IF([.$A4]&gt;[.N$1];0;MIN(ROUND(IF(ABS([.N$1]/[.$A$25] - [.$A4])&lt;1;0;([.$A$26]/[.N$1])*([.N$1]/[.$A$25]-[.$A4])^2);0);255))" office:value-type="float" office:value="7">
            <text:p>7</text:p>
          </table:table-cell>
          <table:table-cell table:formula="oooc:=IF([.$A4]&gt;[.O$1];0;MIN(ROUND(IF(ABS([.O$1]/[.$A$25] - [.$A4])&lt;1;0;([.$A$26]/[.O$1])*([.O$1]/[.$A$25]-[.$A4])^2);0);255))" office:value-type="float" office:value="8">
            <text:p>8</text:p>
          </table:table-cell>
          <table:table-cell table:formula="oooc:=IF([.$A4]&gt;[.P$1];0;MIN(ROUND(IF(ABS([.P$1]/[.$A$25] - [.$A4])&lt;1;0;([.$A$26]/[.P$1])*([.P$1]/[.$A$25]-[.$A4])^2);0);255))" office:value-type="float" office:value="10">
            <text:p>10</text:p>
          </table:table-cell>
          <table:table-cell table:formula="oooc:=IF([.$A4]&gt;[.Q$1];0;MIN(ROUND(IF(ABS([.Q$1]/[.$A$25] - [.$A4])&lt;1;0;([.$A$26]/[.Q$1])*([.Q$1]/[.$A$25]-[.$A4])^2);0);255))" office:value-type="float" office:value="12">
            <text:p>12</text:p>
          </table:table-cell>
          <table:table-cell table:formula="oooc:=IF([.$A4]&gt;[.R$1];0;MIN(ROUND(IF(ABS([.R$1]/[.$A$25] - [.$A4])&lt;1;0;([.$A$26]/[.R$1])*([.R$1]/[.$A$25]-[.$A4])^2);0);255))" office:value-type="float" office:value="14">
            <text:p>14</text:p>
          </table:table-cell>
          <table:table-cell table:formula="oooc:=IF([.$A4]&gt;[.S$1];0;MIN(ROUND(IF(ABS([.S$1]/[.$A$25] - [.$A4])&lt;1;0;([.$A$26]/[.S$1])*([.S$1]/[.$A$25]-[.$A4])^2);0);255))" office:value-type="float" office:value="16">
            <text:p>16</text:p>
          </table:table-cell>
          <table:table-cell table:formula="oooc:=IF([.$A4]&gt;[.T$1];0;MIN(ROUND(IF(ABS([.T$1]/[.$A$25] - [.$A4])&lt;1;0;([.$A$26]/[.T$1])*([.T$1]/[.$A$25]-[.$A4])^2);0);255))" office:value-type="float" office:value="18">
            <text:p>18</text:p>
          </table:table-cell>
          <table:table-cell table:formula="oooc:=IF([.$A4]&gt;[.U$1];0;MIN(ROUND(IF(ABS([.U$1]/[.$A$25] - [.$A4])&lt;1;0;([.$A$26]/[.U$1])*([.U$1]/[.$A$25]-[.$A4])^2);0);255))" office:value-type="float" office:value="20">
            <text:p>20</text:p>
          </table:table-cell>
          <table:table-cell table:formula="oooc:=IF([.$A4]&gt;[.V$1];0;MIN(ROUND(IF(ABS([.V$1]/[.$A$25] - [.$A4])&lt;1;0;([.$A$26]/[.V$1])*([.V$1]/[.$A$25]-[.$A4])^2);0);255))" office:value-type="float" office:value="22">
            <text:p>22</text:p>
          </table:table-cell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table:formula="oooc:=IF([.$A5]&gt;[.B$1];0;MIN(ROUND(IF(ABS([.B$1]/[.$A$25] - [.$A5])&lt;1;0;([.$A$26]/[.B$1])*([.B$1]/[.$A$25]-[.$A5])^2);0);255))" office:value-type="float" office:value="0">
            <text:p>0</text:p>
          </table:table-cell>
          <table:table-cell table:formula="oooc:=IF([.$A5]&gt;[.C$1];0;MIN(ROUND(IF(ABS([.C$1]/[.$A$25] - [.$A5])&lt;1;0;([.$A$26]/[.C$1])*([.C$1]/[.$A$25]-[.$A5])^2);0);255))" office:value-type="float" office:value="0">
            <text:p>0</text:p>
          </table:table-cell>
          <table:table-cell table:formula="oooc:=IF([.$A5]&gt;[.D$1];0;MIN(ROUND(IF(ABS([.D$1]/[.$A$25] - [.$A5])&lt;1;0;([.$A$26]/[.D$1])*([.D$1]/[.$A$25]-[.$A5])^2);0);255))" office:value-type="float" office:value="0">
            <text:p>0</text:p>
          </table:table-cell>
          <table:table-cell table:formula="oooc:=IF([.$A5]&gt;[.E$1];0;MIN(ROUND(IF(ABS([.E$1]/[.$A$25] - [.$A5])&lt;1;0;([.$A$26]/[.E$1])*([.E$1]/[.$A$25]-[.$A5])^2);0);255))" office:value-type="float" office:value="27">
            <text:p>27</text:p>
          </table:table-cell>
          <table:table-cell table:formula="oooc:=IF([.$A5]&gt;[.F$1];0;MIN(ROUND(IF(ABS([.F$1]/[.$A$25] - [.$A5])&lt;1;0;([.$A$26]/[.F$1])*([.F$1]/[.$A$25]-[.$A5])^2);0);255))" office:value-type="float" office:value="14">
            <text:p>14</text:p>
          </table:table-cell>
          <table:table-cell table:formula="oooc:=IF([.$A5]&gt;[.G$1];0;MIN(ROUND(IF(ABS([.G$1]/[.$A$25] - [.$A5])&lt;1;0;([.$A$26]/[.G$1])*([.G$1]/[.$A$25]-[.$A5])^2);0);255))" office:value-type="float" office:value="7">
            <text:p>7</text:p>
          </table:table-cell>
          <table:table-cell table:formula="oooc:=IF([.$A5]&gt;[.H$1];0;MIN(ROUND(IF(ABS([.H$1]/[.$A$25] - [.$A5])&lt;1;0;([.$A$26]/[.H$1])*([.H$1]/[.$A$25]-[.$A5])^2);0);255))" office:value-type="float" office:value="3">
            <text:p>3</text:p>
          </table:table-cell>
          <table:table-cell table:formula="oooc:=IF([.$A5]&gt;[.I$1];0;MIN(ROUND(IF(ABS([.I$1]/[.$A$25] - [.$A5])&lt;1;0;([.$A$26]/[.I$1])*([.I$1]/[.$A$25]-[.$A5])^2);0);255))" office:value-type="float" office:value="0">
            <text:p>0</text:p>
          </table:table-cell>
          <table:table-cell table:formula="oooc:=IF([.$A5]&gt;[.J$1];0;MIN(ROUND(IF(ABS([.J$1]/[.$A$25] - [.$A5])&lt;1;0;([.$A$26]/[.J$1])*([.J$1]/[.$A$25]-[.$A5])^2);0);255))" office:value-type="float" office:value="0">
            <text:p>0</text:p>
          </table:table-cell>
          <table:table-cell table:formula="oooc:=IF([.$A5]&gt;[.K$1];0;MIN(ROUND(IF(ABS([.K$1]/[.$A$25] - [.$A5])&lt;1;0;([.$A$26]/[.K$1])*([.K$1]/[.$A$25]-[.$A5])^2);0);255))" office:value-type="float" office:value="0">
            <text:p>0</text:p>
          </table:table-cell>
          <table:table-cell table:formula="oooc:=IF([.$A5]&gt;[.L$1];0;MIN(ROUND(IF(ABS([.L$1]/[.$A$25] - [.$A5])&lt;1;0;([.$A$26]/[.L$1])*([.L$1]/[.$A$25]-[.$A5])^2);0);255))" office:value-type="float" office:value="0">
            <text:p>0</text:p>
          </table:table-cell>
          <table:table-cell table:formula="oooc:=IF([.$A5]&gt;[.M$1];0;MIN(ROUND(IF(ABS([.M$1]/[.$A$25] - [.$A5])&lt;1;0;([.$A$26]/[.M$1])*([.M$1]/[.$A$25]-[.$A5])^2);0);255))" office:value-type="float" office:value="0">
            <text:p>0</text:p>
          </table:table-cell>
          <table:table-cell table:formula="oooc:=IF([.$A5]&gt;[.N$1];0;MIN(ROUND(IF(ABS([.N$1]/[.$A$25] - [.$A5])&lt;1;0;([.$A$26]/[.N$1])*([.N$1]/[.$A$25]-[.$A5])^2);0);255))" office:value-type="float" office:value="2">
            <text:p>2</text:p>
          </table:table-cell>
          <table:table-cell table:formula="oooc:=IF([.$A5]&gt;[.O$1];0;MIN(ROUND(IF(ABS([.O$1]/[.$A$25] - [.$A5])&lt;1;0;([.$A$26]/[.O$1])*([.O$1]/[.$A$25]-[.$A5])^2);0);255))" office:value-type="float" office:value="3">
            <text:p>3</text:p>
          </table:table-cell>
          <table:table-cell table:formula="oooc:=IF([.$A5]&gt;[.P$1];0;MIN(ROUND(IF(ABS([.P$1]/[.$A$25] - [.$A5])&lt;1;0;([.$A$26]/[.P$1])*([.P$1]/[.$A$25]-[.$A5])^2);0);255))" office:value-type="float" office:value="4">
            <text:p>4</text:p>
          </table:table-cell>
          <table:table-cell table:formula="oooc:=IF([.$A5]&gt;[.Q$1];0;MIN(ROUND(IF(ABS([.Q$1]/[.$A$25] - [.$A5])&lt;1;0;([.$A$26]/[.Q$1])*([.Q$1]/[.$A$25]-[.$A5])^2);0);255))" office:value-type="float" office:value="5">
            <text:p>5</text:p>
          </table:table-cell>
          <table:table-cell table:formula="oooc:=IF([.$A5]&gt;[.R$1];0;MIN(ROUND(IF(ABS([.R$1]/[.$A$25] - [.$A5])&lt;1;0;([.$A$26]/[.R$1])*([.R$1]/[.$A$25]-[.$A5])^2);0);255))" office:value-type="float" office:value="7">
            <text:p>7</text:p>
          </table:table-cell>
          <table:table-cell table:formula="oooc:=IF([.$A5]&gt;[.S$1];0;MIN(ROUND(IF(ABS([.S$1]/[.$A$25] - [.$A5])&lt;1;0;([.$A$26]/[.S$1])*([.S$1]/[.$A$25]-[.$A5])^2);0);255))" office:value-type="float" office:value="8">
            <text:p>8</text:p>
          </table:table-cell>
          <table:table-cell table:formula="oooc:=IF([.$A5]&gt;[.T$1];0;MIN(ROUND(IF(ABS([.T$1]/[.$A$25] - [.$A5])&lt;1;0;([.$A$26]/[.T$1])*([.T$1]/[.$A$25]-[.$A5])^2);0);255))" office:value-type="float" office:value="10">
            <text:p>10</text:p>
          </table:table-cell>
          <table:table-cell table:formula="oooc:=IF([.$A5]&gt;[.U$1];0;MIN(ROUND(IF(ABS([.U$1]/[.$A$25] - [.$A5])&lt;1;0;([.$A$26]/[.U$1])*([.U$1]/[.$A$25]-[.$A5])^2);0);255))" office:value-type="float" office:value="12">
            <text:p>12</text:p>
          </table:table-cell>
          <table:table-cell table:formula="oooc:=IF([.$A5]&gt;[.V$1];0;MIN(ROUND(IF(ABS([.V$1]/[.$A$25] - [.$A5])&lt;1;0;([.$A$26]/[.V$1])*([.V$1]/[.$A$25]-[.$A5])^2);0);255))" office:value-type="float" office:value="13">
            <text:p>13</text:p>
          </table:table-cell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table:formula="oooc:=IF([.$A6]&gt;[.B$1];0;MIN(ROUND(IF(ABS([.B$1]/[.$A$25] - [.$A6])&lt;1;0;([.$A$26]/[.B$1])*([.B$1]/[.$A$25]-[.$A6])^2);0);255))" office:value-type="float" office:value="0">
            <text:p>0</text:p>
          </table:table-cell>
          <table:table-cell table:formula="oooc:=IF([.$A6]&gt;[.C$1];0;MIN(ROUND(IF(ABS([.C$1]/[.$A$25] - [.$A6])&lt;1;0;([.$A$26]/[.C$1])*([.C$1]/[.$A$25]-[.$A6])^2);0);255))" office:value-type="float" office:value="0">
            <text:p>0</text:p>
          </table:table-cell>
          <table:table-cell table:formula="oooc:=IF([.$A6]&gt;[.D$1];0;MIN(ROUND(IF(ABS([.D$1]/[.$A$25] - [.$A6])&lt;1;0;([.$A$26]/[.D$1])*([.D$1]/[.$A$25]-[.$A6])^2);0);255))" office:value-type="float" office:value="0">
            <text:p>0</text:p>
          </table:table-cell>
          <table:table-cell table:formula="oooc:=IF([.$A6]&gt;[.E$1];0;MIN(ROUND(IF(ABS([.E$1]/[.$A$25] - [.$A6])&lt;1;0;([.$A$26]/[.E$1])*([.E$1]/[.$A$25]-[.$A6])^2);0);255))" office:value-type="float" office:value="0">
            <text:p>0</text:p>
          </table:table-cell>
          <table:table-cell table:formula="oooc:=IF([.$A6]&gt;[.F$1];0;MIN(ROUND(IF(ABS([.F$1]/[.$A$25] - [.$A6])&lt;1;0;([.$A$26]/[.F$1])*([.F$1]/[.$A$25]-[.$A6])^2);0);255))" office:value-type="float" office:value="36">
            <text:p>36</text:p>
          </table:table-cell>
          <table:table-cell table:formula="oooc:=IF([.$A6]&gt;[.G$1];0;MIN(ROUND(IF(ABS([.G$1]/[.$A$25] - [.$A6])&lt;1;0;([.$A$26]/[.G$1])*([.G$1]/[.$A$25]-[.$A6])^2);0);255))" office:value-type="float" office:value="22">
            <text:p>22</text:p>
          </table:table-cell>
          <table:table-cell table:formula="oooc:=IF([.$A6]&gt;[.H$1];0;MIN(ROUND(IF(ABS([.H$1]/[.$A$25] - [.$A6])&lt;1;0;([.$A$26]/[.H$1])*([.H$1]/[.$A$25]-[.$A6])^2);0);255))" office:value-type="float" office:value="13">
            <text:p>13</text:p>
          </table:table-cell>
          <table:table-cell table:formula="oooc:=IF([.$A6]&gt;[.I$1];0;MIN(ROUND(IF(ABS([.I$1]/[.$A$25] - [.$A6])&lt;1;0;([.$A$26]/[.I$1])*([.I$1]/[.$A$25]-[.$A6])^2);0);255))" office:value-type="float" office:value="8">
            <text:p>8</text:p>
          </table:table-cell>
          <table:table-cell table:formula="oooc:=IF([.$A6]&gt;[.J$1];0;MIN(ROUND(IF(ABS([.J$1]/[.$A$25] - [.$A6])&lt;1;0;([.$A$26]/[.J$1])*([.J$1]/[.$A$25]-[.$A6])^2);0);255))" office:value-type="float" office:value="4">
            <text:p>4</text:p>
          </table:table-cell>
          <table:table-cell table:formula="oooc:=IF([.$A6]&gt;[.K$1];0;MIN(ROUND(IF(ABS([.K$1]/[.$A$25] - [.$A6])&lt;1;0;([.$A$26]/[.K$1])*([.K$1]/[.$A$25]-[.$A6])^2);0);255))" office:value-type="float" office:value="2">
            <text:p>2</text:p>
          </table:table-cell>
          <table:table-cell table:formula="oooc:=IF([.$A6]&gt;[.L$1];0;MIN(ROUND(IF(ABS([.L$1]/[.$A$25] - [.$A6])&lt;1;0;([.$A$26]/[.L$1])*([.L$1]/[.$A$25]-[.$A6])^2);0);255))" office:value-type="float" office:value="0">
            <text:p>0</text:p>
          </table:table-cell>
          <table:table-cell table:formula="oooc:=IF([.$A6]&gt;[.M$1];0;MIN(ROUND(IF(ABS([.M$1]/[.$A$25] - [.$A6])&lt;1;0;([.$A$26]/[.M$1])*([.M$1]/[.$A$25]-[.$A6])^2);0);255))" office:value-type="float" office:value="0">
            <text:p>0</text:p>
          </table:table-cell>
          <table:table-cell table:formula="oooc:=IF([.$A6]&gt;[.N$1];0;MIN(ROUND(IF(ABS([.N$1]/[.$A$25] - [.$A6])&lt;1;0;([.$A$26]/[.N$1])*([.N$1]/[.$A$25]-[.$A6])^2);0);255))" office:value-type="float" office:value="0">
            <text:p>0</text:p>
          </table:table-cell>
          <table:table-cell table:formula="oooc:=IF([.$A6]&gt;[.O$1];0;MIN(ROUND(IF(ABS([.O$1]/[.$A$25] - [.$A6])&lt;1;0;([.$A$26]/[.O$1])*([.O$1]/[.$A$25]-[.$A6])^2);0);255))" office:value-type="float" office:value="0">
            <text:p>0</text:p>
          </table:table-cell>
          <table:table-cell table:formula="oooc:=IF([.$A6]&gt;[.P$1];0;MIN(ROUND(IF(ABS([.P$1]/[.$A$25] - [.$A6])&lt;1;0;([.$A$26]/[.P$1])*([.P$1]/[.$A$25]-[.$A6])^2);0);255))" office:value-type="float" office:value="0">
            <text:p>0</text:p>
          </table:table-cell>
          <table:table-cell table:formula="oooc:=IF([.$A6]&gt;[.Q$1];0;MIN(ROUND(IF(ABS([.Q$1]/[.$A$25] - [.$A6])&lt;1;0;([.$A$26]/[.Q$1])*([.Q$1]/[.$A$25]-[.$A6])^2);0);255))" office:value-type="float" office:value="1">
            <text:p>1</text:p>
          </table:table-cell>
          <table:table-cell table:formula="oooc:=IF([.$A6]&gt;[.R$1];0;MIN(ROUND(IF(ABS([.R$1]/[.$A$25] - [.$A6])&lt;1;0;([.$A$26]/[.R$1])*([.R$1]/[.$A$25]-[.$A6])^2);0);255))" office:value-type="float" office:value="2">
            <text:p>2</text:p>
          </table:table-cell>
          <table:table-cell table:formula="oooc:=IF([.$A6]&gt;[.S$1];0;MIN(ROUND(IF(ABS([.S$1]/[.$A$25] - [.$A6])&lt;1;0;([.$A$26]/[.S$1])*([.S$1]/[.$A$25]-[.$A6])^2);0);255))" office:value-type="float" office:value="3">
            <text:p>3</text:p>
          </table:table-cell>
          <table:table-cell table:formula="oooc:=IF([.$A6]&gt;[.T$1];0;MIN(ROUND(IF(ABS([.T$1]/[.$A$25] - [.$A6])&lt;1;0;([.$A$26]/[.T$1])*([.T$1]/[.$A$25]-[.$A6])^2);0);255))" office:value-type="float" office:value="4">
            <text:p>4</text:p>
          </table:table-cell>
          <table:table-cell table:formula="oooc:=IF([.$A6]&gt;[.U$1];0;MIN(ROUND(IF(ABS([.U$1]/[.$A$25] - [.$A6])&lt;1;0;([.$A$26]/[.U$1])*([.U$1]/[.$A$25]-[.$A6])^2);0);255))" office:value-type="float" office:value="6">
            <text:p>6</text:p>
          </table:table-cell>
          <table:table-cell table:formula="oooc:=IF([.$A6]&gt;[.V$1];0;MIN(ROUND(IF(ABS([.V$1]/[.$A$25] - [.$A6])&lt;1;0;([.$A$26]/[.V$1])*([.V$1]/[.$A$25]-[.$A6])^2);0);255))" office:value-type="float" office:value="7">
            <text:p>7</text:p>
          </table:table-cell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table:formula="oooc:=IF([.$A7]&gt;[.B$1];0;MIN(ROUND(IF(ABS([.B$1]/[.$A$25] - [.$A7])&lt;1;0;([.$A$26]/[.B$1])*([.B$1]/[.$A$25]-[.$A7])^2);0);255))" office:value-type="float" office:value="0">
            <text:p>0</text:p>
          </table:table-cell>
          <table:table-cell table:formula="oooc:=IF([.$A7]&gt;[.C$1];0;MIN(ROUND(IF(ABS([.C$1]/[.$A$25] - [.$A7])&lt;1;0;([.$A$26]/[.C$1])*([.C$1]/[.$A$25]-[.$A7])^2);0);255))" office:value-type="float" office:value="0">
            <text:p>0</text:p>
          </table:table-cell>
          <table:table-cell table:formula="oooc:=IF([.$A7]&gt;[.D$1];0;MIN(ROUND(IF(ABS([.D$1]/[.$A$25] - [.$A7])&lt;1;0;([.$A$26]/[.D$1])*([.D$1]/[.$A$25]-[.$A7])^2);0);255))" office:value-type="float" office:value="0">
            <text:p>0</text:p>
          </table:table-cell>
          <table:table-cell table:formula="oooc:=IF([.$A7]&gt;[.E$1];0;MIN(ROUND(IF(ABS([.E$1]/[.$A$25] - [.$A7])&lt;1;0;([.$A$26]/[.E$1])*([.E$1]/[.$A$25]-[.$A7])^2);0);255))" office:value-type="float" office:value="0">
            <text:p>0</text:p>
          </table:table-cell>
          <table:table-cell table:formula="oooc:=IF([.$A7]&gt;[.F$1];0;MIN(ROUND(IF(ABS([.F$1]/[.$A$25] - [.$A7])&lt;1;0;([.$A$26]/[.F$1])*([.F$1]/[.$A$25]-[.$A7])^2);0);255))" office:value-type="float" office:value="0">
            <text:p>0</text:p>
          </table:table-cell>
          <table:table-cell table:formula="oooc:=IF([.$A7]&gt;[.G$1];0;MIN(ROUND(IF(ABS([.G$1]/[.$A$25] - [.$A7])&lt;1;0;([.$A$26]/[.G$1])*([.G$1]/[.$A$25]-[.$A7])^2);0);255))" office:value-type="float" office:value="44">
            <text:p>44</text:p>
          </table:table-cell>
          <table:table-cell table:formula="oooc:=IF([.$A7]&gt;[.H$1];0;MIN(ROUND(IF(ABS([.H$1]/[.$A$25] - [.$A7])&lt;1;0;([.$A$26]/[.H$1])*([.H$1]/[.$A$25]-[.$A7])^2);0);255))" office:value-type="float" office:value="30">
            <text:p>30</text:p>
          </table:table-cell>
          <table:table-cell table:formula="oooc:=IF([.$A7]&gt;[.I$1];0;MIN(ROUND(IF(ABS([.I$1]/[.$A$25] - [.$A7])&lt;1;0;([.$A$26]/[.I$1])*([.I$1]/[.$A$25]-[.$A7])^2);0);255))" office:value-type="float" office:value="20">
            <text:p>20</text:p>
          </table:table-cell>
          <table:table-cell table:formula="oooc:=IF([.$A7]&gt;[.J$1];0;MIN(ROUND(IF(ABS([.J$1]/[.$A$25] - [.$A7])&lt;1;0;([.$A$26]/[.J$1])*([.J$1]/[.$A$25]-[.$A7])^2);0);255))" office:value-type="float" office:value="14">
            <text:p>14</text:p>
          </table:table-cell>
          <table:table-cell table:formula="oooc:=IF([.$A7]&gt;[.K$1];0;MIN(ROUND(IF(ABS([.K$1]/[.$A$25] - [.$A7])&lt;1;0;([.$A$26]/[.K$1])*([.K$1]/[.$A$25]-[.$A7])^2);0);255))" office:value-type="float" office:value="9">
            <text:p>9</text:p>
          </table:table-cell>
          <table:table-cell table:formula="oooc:=IF([.$A7]&gt;[.L$1];0;MIN(ROUND(IF(ABS([.L$1]/[.$A$25] - [.$A7])&lt;1;0;([.$A$26]/[.L$1])*([.L$1]/[.$A$25]-[.$A7])^2);0);255))" office:value-type="float" office:value="6">
            <text:p>6</text:p>
          </table:table-cell>
          <table:table-cell table:formula="oooc:=IF([.$A7]&gt;[.M$1];0;MIN(ROUND(IF(ABS([.M$1]/[.$A$25] - [.$A7])&lt;1;0;([.$A$26]/[.M$1])*([.M$1]/[.$A$25]-[.$A7])^2);0);255))" office:value-type="float" office:value="3">
            <text:p>3</text:p>
          </table:table-cell>
          <table:table-cell table:formula="oooc:=IF([.$A7]&gt;[.N$1];0;MIN(ROUND(IF(ABS([.N$1]/[.$A$25] - [.$A7])&lt;1;0;([.$A$26]/[.N$1])*([.N$1]/[.$A$25]-[.$A7])^2);0);255))" office:value-type="float" office:value="2">
            <text:p>2</text:p>
          </table:table-cell>
          <table:table-cell table:formula="oooc:=IF([.$A7]&gt;[.O$1];0;MIN(ROUND(IF(ABS([.O$1]/[.$A$25] - [.$A7])&lt;1;0;([.$A$26]/[.O$1])*([.O$1]/[.$A$25]-[.$A7])^2);0);255))" office:value-type="float" office:value="0">
            <text:p>0</text:p>
          </table:table-cell>
          <table:table-cell table:formula="oooc:=IF([.$A7]&gt;[.P$1];0;MIN(ROUND(IF(ABS([.P$1]/[.$A$25] - [.$A7])&lt;1;0;([.$A$26]/[.P$1])*([.P$1]/[.$A$25]-[.$A7])^2);0);255))" office:value-type="float" office:value="0">
            <text:p>0</text:p>
          </table:table-cell>
          <table:table-cell table:formula="oooc:=IF([.$A7]&gt;[.Q$1];0;MIN(ROUND(IF(ABS([.Q$1]/[.$A$25] - [.$A7])&lt;1;0;([.$A$26]/[.Q$1])*([.Q$1]/[.$A$25]-[.$A7])^2);0);255))" office:value-type="float" office:value="0">
            <text:p>0</text:p>
          </table:table-cell>
          <table:table-cell table:formula="oooc:=IF([.$A7]&gt;[.R$1];0;MIN(ROUND(IF(ABS([.R$1]/[.$A$25] - [.$A7])&lt;1;0;([.$A$26]/[.R$1])*([.R$1]/[.$A$25]-[.$A7])^2);0);255))" office:value-type="float" office:value="0">
            <text:p>0</text:p>
          </table:table-cell>
          <table:table-cell table:formula="oooc:=IF([.$A7]&gt;[.S$1];0;MIN(ROUND(IF(ABS([.S$1]/[.$A$25] - [.$A7])&lt;1;0;([.$A$26]/[.S$1])*([.S$1]/[.$A$25]-[.$A7])^2);0);255))" office:value-type="float" office:value="0">
            <text:p>0</text:p>
          </table:table-cell>
          <table:table-cell table:formula="oooc:=IF([.$A7]&gt;[.T$1];0;MIN(ROUND(IF(ABS([.T$1]/[.$A$25] - [.$A7])&lt;1;0;([.$A$26]/[.T$1])*([.T$1]/[.$A$25]-[.$A7])^2);0);255))" office:value-type="float" office:value="1">
            <text:p>1</text:p>
          </table:table-cell>
          <table:table-cell table:formula="oooc:=IF([.$A7]&gt;[.U$1];0;MIN(ROUND(IF(ABS([.U$1]/[.$A$25] - [.$A7])&lt;1;0;([.$A$26]/[.U$1])*([.U$1]/[.$A$25]-[.$A7])^2);0);255))" office:value-type="float" office:value="2">
            <text:p>2</text:p>
          </table:table-cell>
          <table:table-cell table:formula="oooc:=IF([.$A7]&gt;[.V$1];0;MIN(ROUND(IF(ABS([.V$1]/[.$A$25] - [.$A7])&lt;1;0;([.$A$26]/[.V$1])*([.V$1]/[.$A$25]-[.$A7])^2);0);255))" office:value-type="float" office:value="3">
            <text:p>3</text:p>
          </table:table-cell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formula="oooc:=IF([.$A8]&gt;[.B$1];0;MIN(ROUND(IF(ABS([.B$1]/[.$A$25] - [.$A8])&lt;1;0;([.$A$26]/[.B$1])*([.B$1]/[.$A$25]-[.$A8])^2);0);255))" office:value-type="float" office:value="0">
            <text:p>0</text:p>
          </table:table-cell>
          <table:table-cell table:formula="oooc:=IF([.$A8]&gt;[.C$1];0;MIN(ROUND(IF(ABS([.C$1]/[.$A$25] - [.$A8])&lt;1;0;([.$A$26]/[.C$1])*([.C$1]/[.$A$25]-[.$A8])^2);0);255))" office:value-type="float" office:value="0">
            <text:p>0</text:p>
          </table:table-cell>
          <table:table-cell table:formula="oooc:=IF([.$A8]&gt;[.D$1];0;MIN(ROUND(IF(ABS([.D$1]/[.$A$25] - [.$A8])&lt;1;0;([.$A$26]/[.D$1])*([.D$1]/[.$A$25]-[.$A8])^2);0);255))" office:value-type="float" office:value="0">
            <text:p>0</text:p>
          </table:table-cell>
          <table:table-cell table:formula="oooc:=IF([.$A8]&gt;[.E$1];0;MIN(ROUND(IF(ABS([.E$1]/[.$A$25] - [.$A8])&lt;1;0;([.$A$26]/[.E$1])*([.E$1]/[.$A$25]-[.$A8])^2);0);255))" office:value-type="float" office:value="0">
            <text:p>0</text:p>
          </table:table-cell>
          <table:table-cell table:formula="oooc:=IF([.$A8]&gt;[.F$1];0;MIN(ROUND(IF(ABS([.F$1]/[.$A$25] - [.$A8])&lt;1;0;([.$A$26]/[.F$1])*([.F$1]/[.$A$25]-[.$A8])^2);0);255))" office:value-type="float" office:value="0">
            <text:p>0</text:p>
          </table:table-cell>
          <table:table-cell table:formula="oooc:=IF([.$A8]&gt;[.G$1];0;MIN(ROUND(IF(ABS([.G$1]/[.$A$25] - [.$A8])&lt;1;0;([.$A$26]/[.G$1])*([.G$1]/[.$A$25]-[.$A8])^2);0);255))" office:value-type="float" office:value="0">
            <text:p>0</text:p>
          </table:table-cell>
          <table:table-cell table:formula="oooc:=IF([.$A8]&gt;[.H$1];0;MIN(ROUND(IF(ABS([.H$1]/[.$A$25] - [.$A8])&lt;1;0;([.$A$26]/[.H$1])*([.H$1]/[.$A$25]-[.$A8])^2);0);255))" office:value-type="float" office:value="53">
            <text:p>53</text:p>
          </table:table-cell>
          <table:table-cell table:formula="oooc:=IF([.$A8]&gt;[.I$1];0;MIN(ROUND(IF(ABS([.I$1]/[.$A$25] - [.$A8])&lt;1;0;([.$A$26]/[.I$1])*([.I$1]/[.$A$25]-[.$A8])^2);0);255))" office:value-type="float" office:value="38">
            <text:p>38</text:p>
          </table:table-cell>
          <table:table-cell table:formula="oooc:=IF([.$A8]&gt;[.J$1];0;MIN(ROUND(IF(ABS([.J$1]/[.$A$25] - [.$A8])&lt;1;0;([.$A$26]/[.J$1])*([.J$1]/[.$A$25]-[.$A8])^2);0);255))" office:value-type="float" office:value="28">
            <text:p>28</text:p>
          </table:table-cell>
          <table:table-cell table:formula="oooc:=IF([.$A8]&gt;[.K$1];0;MIN(ROUND(IF(ABS([.K$1]/[.$A$25] - [.$A8])&lt;1;0;([.$A$26]/[.K$1])*([.K$1]/[.$A$25]-[.$A8])^2);0);255))" office:value-type="float" office:value="20">
            <text:p>20</text:p>
          </table:table-cell>
          <table:table-cell table:formula="oooc:=IF([.$A8]&gt;[.L$1];0;MIN(ROUND(IF(ABS([.L$1]/[.$A$25] - [.$A8])&lt;1;0;([.$A$26]/[.L$1])*([.L$1]/[.$A$25]-[.$A8])^2);0);255))" office:value-type="float" office:value="14">
            <text:p>14</text:p>
          </table:table-cell>
          <table:table-cell table:formula="oooc:=IF([.$A8]&gt;[.M$1];0;MIN(ROUND(IF(ABS([.M$1]/[.$A$25] - [.$A8])&lt;1;0;([.$A$26]/[.M$1])*([.M$1]/[.$A$25]-[.$A8])^2);0);255))" office:value-type="float" office:value="10">
            <text:p>10</text:p>
          </table:table-cell>
          <table:table-cell table:formula="oooc:=IF([.$A8]&gt;[.N$1];0;MIN(ROUND(IF(ABS([.N$1]/[.$A$25] - [.$A8])&lt;1;0;([.$A$26]/[.N$1])*([.N$1]/[.$A$25]-[.$A8])^2);0);255))" office:value-type="float" office:value="7">
            <text:p>7</text:p>
          </table:table-cell>
          <table:table-cell table:formula="oooc:=IF([.$A8]&gt;[.O$1];0;MIN(ROUND(IF(ABS([.O$1]/[.$A$25] - [.$A8])&lt;1;0;([.$A$26]/[.O$1])*([.O$1]/[.$A$25]-[.$A8])^2);0);255))" office:value-type="float" office:value="4">
            <text:p>4</text:p>
          </table:table-cell>
          <table:table-cell table:formula="oooc:=IF([.$A8]&gt;[.P$1];0;MIN(ROUND(IF(ABS([.P$1]/[.$A$25] - [.$A8])&lt;1;0;([.$A$26]/[.P$1])*([.P$1]/[.$A$25]-[.$A8])^2);0);255))" office:value-type="float" office:value="3">
            <text:p>3</text:p>
          </table:table-cell>
          <table:table-cell table:formula="oooc:=IF([.$A8]&gt;[.Q$1];0;MIN(ROUND(IF(ABS([.Q$1]/[.$A$25] - [.$A8])&lt;1;0;([.$A$26]/[.Q$1])*([.Q$1]/[.$A$25]-[.$A8])^2);0);255))" office:value-type="float" office:value="1">
            <text:p>1</text:p>
          </table:table-cell>
          <table:table-cell table:formula="oooc:=IF([.$A8]&gt;[.R$1];0;MIN(ROUND(IF(ABS([.R$1]/[.$A$25] - [.$A8])&lt;1;0;([.$A$26]/[.R$1])*([.R$1]/[.$A$25]-[.$A8])^2);0);255))" office:value-type="float" office:value="0">
            <text:p>0</text:p>
          </table:table-cell>
          <table:table-cell table:formula="oooc:=IF([.$A8]&gt;[.S$1];0;MIN(ROUND(IF(ABS([.S$1]/[.$A$25] - [.$A8])&lt;1;0;([.$A$26]/[.S$1])*([.S$1]/[.$A$25]-[.$A8])^2);0);255))" office:value-type="float" office:value="0">
            <text:p>0</text:p>
          </table:table-cell>
          <table:table-cell table:formula="oooc:=IF([.$A8]&gt;[.T$1];0;MIN(ROUND(IF(ABS([.T$1]/[.$A$25] - [.$A8])&lt;1;0;([.$A$26]/[.T$1])*([.T$1]/[.$A$25]-[.$A8])^2);0);255))" office:value-type="float" office:value="0">
            <text:p>0</text:p>
          </table:table-cell>
          <table:table-cell table:formula="oooc:=IF([.$A8]&gt;[.U$1];0;MIN(ROUND(IF(ABS([.U$1]/[.$A$25] - [.$A8])&lt;1;0;([.$A$26]/[.U$1])*([.U$1]/[.$A$25]-[.$A8])^2);0);255))" office:value-type="float" office:value="0">
            <text:p>0</text:p>
          </table:table-cell>
          <table:table-cell table:formula="oooc:=IF([.$A8]&gt;[.V$1];0;MIN(ROUND(IF(ABS([.V$1]/[.$A$25] - [.$A8])&lt;1;0;([.$A$26]/[.V$1])*([.V$1]/[.$A$25]-[.$A8])^2);0);255))" office:value-type="float" office:value="0">
            <text:p>0</text:p>
          </table:table-cell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formula="oooc:=IF([.$A9]&gt;[.B$1];0;MIN(ROUND(IF(ABS([.B$1]/[.$A$25] - [.$A9])&lt;1;0;([.$A$26]/[.B$1])*([.B$1]/[.$A$25]-[.$A9])^2);0);255))" office:value-type="float" office:value="0">
            <text:p>0</text:p>
          </table:table-cell>
          <table:table-cell table:formula="oooc:=IF([.$A9]&gt;[.C$1];0;MIN(ROUND(IF(ABS([.C$1]/[.$A$25] - [.$A9])&lt;1;0;([.$A$26]/[.C$1])*([.C$1]/[.$A$25]-[.$A9])^2);0);255))" office:value-type="float" office:value="0">
            <text:p>0</text:p>
          </table:table-cell>
          <table:table-cell table:formula="oooc:=IF([.$A9]&gt;[.D$1];0;MIN(ROUND(IF(ABS([.D$1]/[.$A$25] - [.$A9])&lt;1;0;([.$A$26]/[.D$1])*([.D$1]/[.$A$25]-[.$A9])^2);0);255))" office:value-type="float" office:value="0">
            <text:p>0</text:p>
          </table:table-cell>
          <table:table-cell table:formula="oooc:=IF([.$A9]&gt;[.E$1];0;MIN(ROUND(IF(ABS([.E$1]/[.$A$25] - [.$A9])&lt;1;0;([.$A$26]/[.E$1])*([.E$1]/[.$A$25]-[.$A9])^2);0);255))" office:value-type="float" office:value="0">
            <text:p>0</text:p>
          </table:table-cell>
          <table:table-cell table:formula="oooc:=IF([.$A9]&gt;[.F$1];0;MIN(ROUND(IF(ABS([.F$1]/[.$A$25] - [.$A9])&lt;1;0;([.$A$26]/[.F$1])*([.F$1]/[.$A$25]-[.$A9])^2);0);255))" office:value-type="float" office:value="0">
            <text:p>0</text:p>
          </table:table-cell>
          <table:table-cell table:formula="oooc:=IF([.$A9]&gt;[.G$1];0;MIN(ROUND(IF(ABS([.G$1]/[.$A$25] - [.$A9])&lt;1;0;([.$A$26]/[.G$1])*([.G$1]/[.$A$25]-[.$A9])^2);0);255))" office:value-type="float" office:value="0">
            <text:p>0</text:p>
          </table:table-cell>
          <table:table-cell table:formula="oooc:=IF([.$A9]&gt;[.H$1];0;MIN(ROUND(IF(ABS([.H$1]/[.$A$25] - [.$A9])&lt;1;0;([.$A$26]/[.H$1])*([.H$1]/[.$A$25]-[.$A9])^2);0);255))" office:value-type="float" office:value="0">
            <text:p>0</text:p>
          </table:table-cell>
          <table:table-cell table:formula="oooc:=IF([.$A9]&gt;[.I$1];0;MIN(ROUND(IF(ABS([.I$1]/[.$A$25] - [.$A9])&lt;1;0;([.$A$26]/[.I$1])*([.I$1]/[.$A$25]-[.$A9])^2);0);255))" office:value-type="float" office:value="62">
            <text:p>62</text:p>
          </table:table-cell>
          <table:table-cell table:formula="oooc:=IF([.$A9]&gt;[.J$1];0;MIN(ROUND(IF(ABS([.J$1]/[.$A$25] - [.$A9])&lt;1;0;([.$A$26]/[.J$1])*([.J$1]/[.$A$25]-[.$A9])^2);0);255))" office:value-type="float" office:value="47">
            <text:p>47</text:p>
          </table:table-cell>
          <table:table-cell table:formula="oooc:=IF([.$A9]&gt;[.K$1];0;MIN(ROUND(IF(ABS([.K$1]/[.$A$25] - [.$A9])&lt;1;0;([.$A$26]/[.K$1])*([.K$1]/[.$A$25]-[.$A9])^2);0);255))" office:value-type="float" office:value="36">
            <text:p>36</text:p>
          </table:table-cell>
          <table:table-cell table:formula="oooc:=IF([.$A9]&gt;[.L$1];0;MIN(ROUND(IF(ABS([.L$1]/[.$A$25] - [.$A9])&lt;1;0;([.$A$26]/[.L$1])*([.L$1]/[.$A$25]-[.$A9])^2);0);255))" office:value-type="float" office:value="27">
            <text:p>27</text:p>
          </table:table-cell>
          <table:table-cell table:formula="oooc:=IF([.$A9]&gt;[.M$1];0;MIN(ROUND(IF(ABS([.M$1]/[.$A$25] - [.$A9])&lt;1;0;([.$A$26]/[.M$1])*([.M$1]/[.$A$25]-[.$A9])^2);0);255))" office:value-type="float" office:value="20">
            <text:p>20</text:p>
          </table:table-cell>
          <table:table-cell table:formula="oooc:=IF([.$A9]&gt;[.N$1];0;MIN(ROUND(IF(ABS([.N$1]/[.$A$25] - [.$A9])&lt;1;0;([.$A$26]/[.N$1])*([.N$1]/[.$A$25]-[.$A9])^2);0);255))" office:value-type="float" office:value="15">
            <text:p>15</text:p>
          </table:table-cell>
          <table:table-cell table:formula="oooc:=IF([.$A9]&gt;[.O$1];0;MIN(ROUND(IF(ABS([.O$1]/[.$A$25] - [.$A9])&lt;1;0;([.$A$26]/[.O$1])*([.O$1]/[.$A$25]-[.$A9])^2);0);255))" office:value-type="float" office:value="11">
            <text:p>11</text:p>
          </table:table-cell>
          <table:table-cell table:formula="oooc:=IF([.$A9]&gt;[.P$1];0;MIN(ROUND(IF(ABS([.P$1]/[.$A$25] - [.$A9])&lt;1;0;([.$A$26]/[.P$1])*([.P$1]/[.$A$25]-[.$A9])^2);0);255))" office:value-type="float" office:value="8">
            <text:p>8</text:p>
          </table:table-cell>
          <table:table-cell table:formula="oooc:=IF([.$A9]&gt;[.Q$1];0;MIN(ROUND(IF(ABS([.Q$1]/[.$A$25] - [.$A9])&lt;1;0;([.$A$26]/[.Q$1])*([.Q$1]/[.$A$25]-[.$A9])^2);0);255))" office:value-type="float" office:value="5">
            <text:p>5</text:p>
          </table:table-cell>
          <table:table-cell table:formula="oooc:=IF([.$A9]&gt;[.R$1];0;MIN(ROUND(IF(ABS([.R$1]/[.$A$25] - [.$A9])&lt;1;0;([.$A$26]/[.R$1])*([.R$1]/[.$A$25]-[.$A9])^2);0);255))" office:value-type="float" office:value="3">
            <text:p>3</text:p>
          </table:table-cell>
          <table:table-cell table:formula="oooc:=IF([.$A9]&gt;[.S$1];0;MIN(ROUND(IF(ABS([.S$1]/[.$A$25] - [.$A9])&lt;1;0;([.$A$26]/[.S$1])*([.S$1]/[.$A$25]-[.$A9])^2);0);255))" office:value-type="float" office:value="2">
            <text:p>2</text:p>
          </table:table-cell>
          <table:table-cell table:formula="oooc:=IF([.$A9]&gt;[.T$1];0;MIN(ROUND(IF(ABS([.T$1]/[.$A$25] - [.$A9])&lt;1;0;([.$A$26]/[.T$1])*([.T$1]/[.$A$25]-[.$A9])^2);0);255))" office:value-type="float" office:value="1">
            <text:p>1</text:p>
          </table:table-cell>
          <table:table-cell table:formula="oooc:=IF([.$A9]&gt;[.U$1];0;MIN(ROUND(IF(ABS([.U$1]/[.$A$25] - [.$A9])&lt;1;0;([.$A$26]/[.U$1])*([.U$1]/[.$A$25]-[.$A9])^2);0);255))" office:value-type="float" office:value="0">
            <text:p>0</text:p>
          </table:table-cell>
          <table:table-cell table:formula="oooc:=IF([.$A9]&gt;[.V$1];0;MIN(ROUND(IF(ABS([.V$1]/[.$A$25] - [.$A9])&lt;1;0;([.$A$26]/[.V$1])*([.V$1]/[.$A$25]-[.$A9])^2);0);255))" office:value-type="float" office:value="0">
            <text:p>0</text:p>
          </table:table-cell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table:formula="oooc:=IF([.$A10]&gt;[.B$1];0;MIN(ROUND(IF(ABS([.B$1]/[.$A$25] - [.$A10])&lt;1;0;([.$A$26]/[.B$1])*([.B$1]/[.$A$25]-[.$A10])^2);0);255))" office:value-type="float" office:value="0">
            <text:p>0</text:p>
          </table:table-cell>
          <table:table-cell table:formula="oooc:=IF([.$A10]&gt;[.C$1];0;MIN(ROUND(IF(ABS([.C$1]/[.$A$25] - [.$A10])&lt;1;0;([.$A$26]/[.C$1])*([.C$1]/[.$A$25]-[.$A10])^2);0);255))" office:value-type="float" office:value="0">
            <text:p>0</text:p>
          </table:table-cell>
          <table:table-cell table:formula="oooc:=IF([.$A10]&gt;[.D$1];0;MIN(ROUND(IF(ABS([.D$1]/[.$A$25] - [.$A10])&lt;1;0;([.$A$26]/[.D$1])*([.D$1]/[.$A$25]-[.$A10])^2);0);255))" office:value-type="float" office:value="0">
            <text:p>0</text:p>
          </table:table-cell>
          <table:table-cell table:formula="oooc:=IF([.$A10]&gt;[.E$1];0;MIN(ROUND(IF(ABS([.E$1]/[.$A$25] - [.$A10])&lt;1;0;([.$A$26]/[.E$1])*([.E$1]/[.$A$25]-[.$A10])^2);0);255))" office:value-type="float" office:value="0">
            <text:p>0</text:p>
          </table:table-cell>
          <table:table-cell table:formula="oooc:=IF([.$A10]&gt;[.F$1];0;MIN(ROUND(IF(ABS([.F$1]/[.$A$25] - [.$A10])&lt;1;0;([.$A$26]/[.F$1])*([.F$1]/[.$A$25]-[.$A10])^2);0);255))" office:value-type="float" office:value="0">
            <text:p>0</text:p>
          </table:table-cell>
          <table:table-cell table:formula="oooc:=IF([.$A10]&gt;[.G$1];0;MIN(ROUND(IF(ABS([.G$1]/[.$A$25] - [.$A10])&lt;1;0;([.$A$26]/[.G$1])*([.G$1]/[.$A$25]-[.$A10])^2);0);255))" office:value-type="float" office:value="0">
            <text:p>0</text:p>
          </table:table-cell>
          <table:table-cell table:formula="oooc:=IF([.$A10]&gt;[.H$1];0;MIN(ROUND(IF(ABS([.H$1]/[.$A$25] - [.$A10])&lt;1;0;([.$A$26]/[.H$1])*([.H$1]/[.$A$25]-[.$A10])^2);0);255))" office:value-type="float" office:value="0">
            <text:p>0</text:p>
          </table:table-cell>
          <table:table-cell table:formula="oooc:=IF([.$A10]&gt;[.I$1];0;MIN(ROUND(IF(ABS([.I$1]/[.$A$25] - [.$A10])&lt;1;0;([.$A$26]/[.I$1])*([.I$1]/[.$A$25]-[.$A10])^2);0);255))" office:value-type="float" office:value="0">
            <text:p>0</text:p>
          </table:table-cell>
          <table:table-cell table:formula="oooc:=IF([.$A10]&gt;[.J$1];0;MIN(ROUND(IF(ABS([.J$1]/[.$A$25] - [.$A10])&lt;1;0;([.$A$26]/[.J$1])*([.J$1]/[.$A$25]-[.$A10])^2);0);255))" office:value-type="float" office:value="71">
            <text:p>71</text:p>
          </table:table-cell>
          <table:table-cell table:formula="oooc:=IF([.$A10]&gt;[.K$1];0;MIN(ROUND(IF(ABS([.K$1]/[.$A$25] - [.$A10])&lt;1;0;([.$A$26]/[.K$1])*([.K$1]/[.$A$25]-[.$A10])^2);0);255))" office:value-type="float" office:value="56">
            <text:p>56</text:p>
          </table:table-cell>
          <table:table-cell table:formula="oooc:=IF([.$A10]&gt;[.L$1];0;MIN(ROUND(IF(ABS([.L$1]/[.$A$25] - [.$A10])&lt;1;0;([.$A$26]/[.L$1])*([.L$1]/[.$A$25]-[.$A10])^2);0);255))" office:value-type="float" office:value="44">
            <text:p>44</text:p>
          </table:table-cell>
          <table:table-cell table:formula="oooc:=IF([.$A10]&gt;[.M$1];0;MIN(ROUND(IF(ABS([.M$1]/[.$A$25] - [.$A10])&lt;1;0;([.$A$26]/[.M$1])*([.M$1]/[.$A$25]-[.$A10])^2);0);255))" office:value-type="float" office:value="34">
            <text:p>34</text:p>
          </table:table-cell>
          <table:table-cell table:formula="oooc:=IF([.$A10]&gt;[.N$1];0;MIN(ROUND(IF(ABS([.N$1]/[.$A$25] - [.$A10])&lt;1;0;([.$A$26]/[.N$1])*([.N$1]/[.$A$25]-[.$A10])^2);0);255))" office:value-type="float" office:value="27">
            <text:p>27</text:p>
          </table:table-cell>
          <table:table-cell table:formula="oooc:=IF([.$A10]&gt;[.O$1];0;MIN(ROUND(IF(ABS([.O$1]/[.$A$25] - [.$A10])&lt;1;0;([.$A$26]/[.O$1])*([.O$1]/[.$A$25]-[.$A10])^2);0);255))" office:value-type="float" office:value="21">
            <text:p>21</text:p>
          </table:table-cell>
          <table:table-cell table:formula="oooc:=IF([.$A10]&gt;[.P$1];0;MIN(ROUND(IF(ABS([.P$1]/[.$A$25] - [.$A10])&lt;1;0;([.$A$26]/[.P$1])*([.P$1]/[.$A$25]-[.$A10])^2);0);255))" office:value-type="float" office:value="16">
            <text:p>16</text:p>
          </table:table-cell>
          <table:table-cell table:formula="oooc:=IF([.$A10]&gt;[.Q$1];0;MIN(ROUND(IF(ABS([.Q$1]/[.$A$25] - [.$A10])&lt;1;0;([.$A$26]/[.Q$1])*([.Q$1]/[.$A$25]-[.$A10])^2);0);255))" office:value-type="float" office:value="12">
            <text:p>12</text:p>
          </table:table-cell>
          <table:table-cell table:formula="oooc:=IF([.$A10]&gt;[.R$1];0;MIN(ROUND(IF(ABS([.R$1]/[.$A$25] - [.$A10])&lt;1;0;([.$A$26]/[.R$1])*([.R$1]/[.$A$25]-[.$A10])^2);0);255))" office:value-type="float" office:value="9">
            <text:p>9</text:p>
          </table:table-cell>
          <table:table-cell table:formula="oooc:=IF([.$A10]&gt;[.S$1];0;MIN(ROUND(IF(ABS([.S$1]/[.$A$25] - [.$A10])&lt;1;0;([.$A$26]/[.S$1])*([.S$1]/[.$A$25]-[.$A10])^2);0);255))" office:value-type="float" office:value="6">
            <text:p>6</text:p>
          </table:table-cell>
          <table:table-cell table:formula="oooc:=IF([.$A10]&gt;[.T$1];0;MIN(ROUND(IF(ABS([.T$1]/[.$A$25] - [.$A10])&lt;1;0;([.$A$26]/[.T$1])*([.T$1]/[.$A$25]-[.$A10])^2);0);255))" office:value-type="float" office:value="4">
            <text:p>4</text:p>
          </table:table-cell>
          <table:table-cell table:formula="oooc:=IF([.$A10]&gt;[.U$1];0;MIN(ROUND(IF(ABS([.U$1]/[.$A$25] - [.$A10])&lt;1;0;([.$A$26]/[.U$1])*([.U$1]/[.$A$25]-[.$A10])^2);0);255))" office:value-type="float" office:value="3">
            <text:p>3</text:p>
          </table:table-cell>
          <table:table-cell table:formula="oooc:=IF([.$A10]&gt;[.V$1];0;MIN(ROUND(IF(ABS([.V$1]/[.$A$25] - [.$A10])&lt;1;0;([.$A$26]/[.V$1])*([.V$1]/[.$A$25]-[.$A10])^2);0);255))" office:value-type="float" office:value="2">
            <text:p>2</text:p>
          </table:table-cell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formula="oooc:=IF([.$A11]&gt;[.B$1];0;MIN(ROUND(IF(ABS([.B$1]/[.$A$25] - [.$A11])&lt;1;0;([.$A$26]/[.B$1])*([.B$1]/[.$A$25]-[.$A11])^2);0);255))" office:value-type="float" office:value="0">
            <text:p>0</text:p>
          </table:table-cell>
          <table:table-cell table:formula="oooc:=IF([.$A11]&gt;[.C$1];0;MIN(ROUND(IF(ABS([.C$1]/[.$A$25] - [.$A11])&lt;1;0;([.$A$26]/[.C$1])*([.C$1]/[.$A$25]-[.$A11])^2);0);255))" office:value-type="float" office:value="0">
            <text:p>0</text:p>
          </table:table-cell>
          <table:table-cell table:formula="oooc:=IF([.$A11]&gt;[.D$1];0;MIN(ROUND(IF(ABS([.D$1]/[.$A$25] - [.$A11])&lt;1;0;([.$A$26]/[.D$1])*([.D$1]/[.$A$25]-[.$A11])^2);0);255))" office:value-type="float" office:value="0">
            <text:p>0</text:p>
          </table:table-cell>
          <table:table-cell table:formula="oooc:=IF([.$A11]&gt;[.E$1];0;MIN(ROUND(IF(ABS([.E$1]/[.$A$25] - [.$A11])&lt;1;0;([.$A$26]/[.E$1])*([.E$1]/[.$A$25]-[.$A11])^2);0);255))" office:value-type="float" office:value="0">
            <text:p>0</text:p>
          </table:table-cell>
          <table:table-cell table:formula="oooc:=IF([.$A11]&gt;[.F$1];0;MIN(ROUND(IF(ABS([.F$1]/[.$A$25] - [.$A11])&lt;1;0;([.$A$26]/[.F$1])*([.F$1]/[.$A$25]-[.$A11])^2);0);255))" office:value-type="float" office:value="0">
            <text:p>0</text:p>
          </table:table-cell>
          <table:table-cell table:formula="oooc:=IF([.$A11]&gt;[.G$1];0;MIN(ROUND(IF(ABS([.G$1]/[.$A$25] - [.$A11])&lt;1;0;([.$A$26]/[.G$1])*([.G$1]/[.$A$25]-[.$A11])^2);0);255))" office:value-type="float" office:value="0">
            <text:p>0</text:p>
          </table:table-cell>
          <table:table-cell table:formula="oooc:=IF([.$A11]&gt;[.H$1];0;MIN(ROUND(IF(ABS([.H$1]/[.$A$25] - [.$A11])&lt;1;0;([.$A$26]/[.H$1])*([.H$1]/[.$A$25]-[.$A11])^2);0);255))" office:value-type="float" office:value="0">
            <text:p>0</text:p>
          </table:table-cell>
          <table:table-cell table:formula="oooc:=IF([.$A11]&gt;[.I$1];0;MIN(ROUND(IF(ABS([.I$1]/[.$A$25] - [.$A11])&lt;1;0;([.$A$26]/[.I$1])*([.I$1]/[.$A$25]-[.$A11])^2);0);255))" office:value-type="float" office:value="0">
            <text:p>0</text:p>
          </table:table-cell>
          <table:table-cell table:formula="oooc:=IF([.$A11]&gt;[.J$1];0;MIN(ROUND(IF(ABS([.J$1]/[.$A$25] - [.$A11])&lt;1;0;([.$A$26]/[.J$1])*([.J$1]/[.$A$25]-[.$A11])^2);0);255))" office:value-type="float" office:value="0">
            <text:p>0</text:p>
          </table:table-cell>
          <table:table-cell table:formula="oooc:=IF([.$A11]&gt;[.K$1];0;MIN(ROUND(IF(ABS([.K$1]/[.$A$25] - [.$A11])&lt;1;0;([.$A$26]/[.K$1])*([.K$1]/[.$A$25]-[.$A11])^2);0);255))" office:value-type="float" office:value="80">
            <text:p>80</text:p>
          </table:table-cell>
          <table:table-cell table:formula="oooc:=IF([.$A11]&gt;[.L$1];0;MIN(ROUND(IF(ABS([.L$1]/[.$A$25] - [.$A11])&lt;1;0;([.$A$26]/[.L$1])*([.L$1]/[.$A$25]-[.$A11])^2);0);255))" office:value-type="float" office:value="64">
            <text:p>64</text:p>
          </table:table-cell>
          <table:table-cell table:formula="oooc:=IF([.$A11]&gt;[.M$1];0;MIN(ROUND(IF(ABS([.M$1]/[.$A$25] - [.$A11])&lt;1;0;([.$A$26]/[.M$1])*([.M$1]/[.$A$25]-[.$A11])^2);0);255))" office:value-type="float" office:value="52">
            <text:p>52</text:p>
          </table:table-cell>
          <table:table-cell table:formula="oooc:=IF([.$A11]&gt;[.N$1];0;MIN(ROUND(IF(ABS([.N$1]/[.$A$25] - [.$A11])&lt;1;0;([.$A$26]/[.N$1])*([.N$1]/[.$A$25]-[.$A11])^2);0);255))" office:value-type="float" office:value="42">
            <text:p>42</text:p>
          </table:table-cell>
          <table:table-cell table:formula="oooc:=IF([.$A11]&gt;[.O$1];0;MIN(ROUND(IF(ABS([.O$1]/[.$A$25] - [.$A11])&lt;1;0;([.$A$26]/[.O$1])*([.O$1]/[.$A$25]-[.$A11])^2);0);255))" office:value-type="float" office:value="34">
            <text:p>34</text:p>
          </table:table-cell>
          <table:table-cell table:formula="oooc:=IF([.$A11]&gt;[.P$1];0;MIN(ROUND(IF(ABS([.P$1]/[.$A$25] - [.$A11])&lt;1;0;([.$A$26]/[.P$1])*([.P$1]/[.$A$25]-[.$A11])^2);0);255))" office:value-type="float" office:value="27">
            <text:p>27</text:p>
          </table:table-cell>
          <table:table-cell table:formula="oooc:=IF([.$A11]&gt;[.Q$1];0;MIN(ROUND(IF(ABS([.Q$1]/[.$A$25] - [.$A11])&lt;1;0;([.$A$26]/[.Q$1])*([.Q$1]/[.$A$25]-[.$A11])^2);0);255))" office:value-type="float" office:value="21">
            <text:p>21</text:p>
          </table:table-cell>
          <table:table-cell table:formula="oooc:=IF([.$A11]&gt;[.R$1];0;MIN(ROUND(IF(ABS([.R$1]/[.$A$25] - [.$A11])&lt;1;0;([.$A$26]/[.R$1])*([.R$1]/[.$A$25]-[.$A11])^2);0);255))" office:value-type="float" office:value="17">
            <text:p>17</text:p>
          </table:table-cell>
          <table:table-cell table:formula="oooc:=IF([.$A11]&gt;[.S$1];0;MIN(ROUND(IF(ABS([.S$1]/[.$A$25] - [.$A11])&lt;1;0;([.$A$26]/[.S$1])*([.S$1]/[.$A$25]-[.$A11])^2);0);255))" office:value-type="float" office:value="13">
            <text:p>13</text:p>
          </table:table-cell>
          <table:table-cell table:formula="oooc:=IF([.$A11]&gt;[.T$1];0;MIN(ROUND(IF(ABS([.T$1]/[.$A$25] - [.$A11])&lt;1;0;([.$A$26]/[.T$1])*([.T$1]/[.$A$25]-[.$A11])^2);0);255))" office:value-type="float" office:value="10">
            <text:p>10</text:p>
          </table:table-cell>
          <table:table-cell table:formula="oooc:=IF([.$A11]&gt;[.U$1];0;MIN(ROUND(IF(ABS([.U$1]/[.$A$25] - [.$A11])&lt;1;0;([.$A$26]/[.U$1])*([.U$1]/[.$A$25]-[.$A11])^2);0);255))" office:value-type="float" office:value="7">
            <text:p>7</text:p>
          </table:table-cell>
          <table:table-cell table:formula="oooc:=IF([.$A11]&gt;[.V$1];0;MIN(ROUND(IF(ABS([.V$1]/[.$A$25] - [.$A11])&lt;1;0;([.$A$26]/[.V$1])*([.V$1]/[.$A$25]-[.$A11])^2);0);255))" office:value-type="float" office:value="5">
            <text:p>5</text:p>
          </table:table-cell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table:formula="oooc:=IF([.$A12]&gt;[.B$1];0;MIN(ROUND(IF(ABS([.B$1]/[.$A$25] - [.$A12])&lt;1;0;([.$A$26]/[.B$1])*([.B$1]/[.$A$25]-[.$A12])^2);0);255))" office:value-type="float" office:value="0">
            <text:p>0</text:p>
          </table:table-cell>
          <table:table-cell table:formula="oooc:=IF([.$A12]&gt;[.C$1];0;MIN(ROUND(IF(ABS([.C$1]/[.$A$25] - [.$A12])&lt;1;0;([.$A$26]/[.C$1])*([.C$1]/[.$A$25]-[.$A12])^2);0);255))" office:value-type="float" office:value="0">
            <text:p>0</text:p>
          </table:table-cell>
          <table:table-cell table:formula="oooc:=IF([.$A12]&gt;[.D$1];0;MIN(ROUND(IF(ABS([.D$1]/[.$A$25] - [.$A12])&lt;1;0;([.$A$26]/[.D$1])*([.D$1]/[.$A$25]-[.$A12])^2);0);255))" office:value-type="float" office:value="0">
            <text:p>0</text:p>
          </table:table-cell>
          <table:table-cell table:formula="oooc:=IF([.$A12]&gt;[.E$1];0;MIN(ROUND(IF(ABS([.E$1]/[.$A$25] - [.$A12])&lt;1;0;([.$A$26]/[.E$1])*([.E$1]/[.$A$25]-[.$A12])^2);0);255))" office:value-type="float" office:value="0">
            <text:p>0</text:p>
          </table:table-cell>
          <table:table-cell table:formula="oooc:=IF([.$A12]&gt;[.F$1];0;MIN(ROUND(IF(ABS([.F$1]/[.$A$25] - [.$A12])&lt;1;0;([.$A$26]/[.F$1])*([.F$1]/[.$A$25]-[.$A12])^2);0);255))" office:value-type="float" office:value="0">
            <text:p>0</text:p>
          </table:table-cell>
          <table:table-cell table:formula="oooc:=IF([.$A12]&gt;[.G$1];0;MIN(ROUND(IF(ABS([.G$1]/[.$A$25] - [.$A12])&lt;1;0;([.$A$26]/[.G$1])*([.G$1]/[.$A$25]-[.$A12])^2);0);255))" office:value-type="float" office:value="0">
            <text:p>0</text:p>
          </table:table-cell>
          <table:table-cell table:formula="oooc:=IF([.$A12]&gt;[.H$1];0;MIN(ROUND(IF(ABS([.H$1]/[.$A$25] - [.$A12])&lt;1;0;([.$A$26]/[.H$1])*([.H$1]/[.$A$25]-[.$A12])^2);0);255))" office:value-type="float" office:value="0">
            <text:p>0</text:p>
          </table:table-cell>
          <table:table-cell table:formula="oooc:=IF([.$A12]&gt;[.I$1];0;MIN(ROUND(IF(ABS([.I$1]/[.$A$25] - [.$A12])&lt;1;0;([.$A$26]/[.I$1])*([.I$1]/[.$A$25]-[.$A12])^2);0);255))" office:value-type="float" office:value="0">
            <text:p>0</text:p>
          </table:table-cell>
          <table:table-cell table:formula="oooc:=IF([.$A12]&gt;[.J$1];0;MIN(ROUND(IF(ABS([.J$1]/[.$A$25] - [.$A12])&lt;1;0;([.$A$26]/[.J$1])*([.J$1]/[.$A$25]-[.$A12])^2);0);255))" office:value-type="float" office:value="0">
            <text:p>0</text:p>
          </table:table-cell>
          <table:table-cell table:formula="oooc:=IF([.$A12]&gt;[.K$1];0;MIN(ROUND(IF(ABS([.K$1]/[.$A$25] - [.$A12])&lt;1;0;([.$A$26]/[.K$1])*([.K$1]/[.$A$25]-[.$A12])^2);0);255))" office:value-type="float" office:value="0">
            <text:p>0</text:p>
          </table:table-cell>
          <table:table-cell table:formula="oooc:=IF([.$A12]&gt;[.L$1];0;MIN(ROUND(IF(ABS([.L$1]/[.$A$25] - [.$A12])&lt;1;0;([.$A$26]/[.L$1])*([.L$1]/[.$A$25]-[.$A12])^2);0);255))" office:value-type="float" office:value="89">
            <text:p>89</text:p>
          </table:table-cell>
          <table:table-cell table:formula="oooc:=IF([.$A12]&gt;[.M$1];0;MIN(ROUND(IF(ABS([.M$1]/[.$A$25] - [.$A12])&lt;1;0;([.$A$26]/[.M$1])*([.M$1]/[.$A$25]-[.$A12])^2);0);255))" office:value-type="float" office:value="73">
            <text:p>73</text:p>
          </table:table-cell>
          <table:table-cell table:formula="oooc:=IF([.$A12]&gt;[.N$1];0;MIN(ROUND(IF(ABS([.N$1]/[.$A$25] - [.$A12])&lt;1;0;([.$A$26]/[.N$1])*([.N$1]/[.$A$25]-[.$A12])^2);0);255))" office:value-type="float" office:value="60">
            <text:p>60</text:p>
          </table:table-cell>
          <table:table-cell table:formula="oooc:=IF([.$A12]&gt;[.O$1];0;MIN(ROUND(IF(ABS([.O$1]/[.$A$25] - [.$A12])&lt;1;0;([.$A$26]/[.O$1])*([.O$1]/[.$A$25]-[.$A12])^2);0);255))" office:value-type="float" office:value="49">
            <text:p>49</text:p>
          </table:table-cell>
          <table:table-cell table:formula="oooc:=IF([.$A12]&gt;[.P$1];0;MIN(ROUND(IF(ABS([.P$1]/[.$A$25] - [.$A12])&lt;1;0;([.$A$26]/[.P$1])*([.P$1]/[.$A$25]-[.$A12])^2);0);255))" office:value-type="float" office:value="41">
            <text:p>41</text:p>
          </table:table-cell>
          <table:table-cell table:formula="oooc:=IF([.$A12]&gt;[.Q$1];0;MIN(ROUND(IF(ABS([.Q$1]/[.$A$25] - [.$A12])&lt;1;0;([.$A$26]/[.Q$1])*([.Q$1]/[.$A$25]-[.$A12])^2);0);255))" office:value-type="float" office:value="33">
            <text:p>33</text:p>
          </table:table-cell>
          <table:table-cell table:formula="oooc:=IF([.$A12]&gt;[.R$1];0;MIN(ROUND(IF(ABS([.R$1]/[.$A$25] - [.$A12])&lt;1;0;([.$A$26]/[.R$1])*([.R$1]/[.$A$25]-[.$A12])^2);0);255))" office:value-type="float" office:value="27">
            <text:p>27</text:p>
          </table:table-cell>
          <table:table-cell table:formula="oooc:=IF([.$A12]&gt;[.S$1];0;MIN(ROUND(IF(ABS([.S$1]/[.$A$25] - [.$A12])&lt;1;0;([.$A$26]/[.S$1])*([.S$1]/[.$A$25]-[.$A12])^2);0);255))" office:value-type="float" office:value="22">
            <text:p>22</text:p>
          </table:table-cell>
          <table:table-cell table:formula="oooc:=IF([.$A12]&gt;[.T$1];0;MIN(ROUND(IF(ABS([.T$1]/[.$A$25] - [.$A12])&lt;1;0;([.$A$26]/[.T$1])*([.T$1]/[.$A$25]-[.$A12])^2);0);255))" office:value-type="float" office:value="18">
            <text:p>18</text:p>
          </table:table-cell>
          <table:table-cell table:formula="oooc:=IF([.$A12]&gt;[.U$1];0;MIN(ROUND(IF(ABS([.U$1]/[.$A$25] - [.$A12])&lt;1;0;([.$A$26]/[.U$1])*([.U$1]/[.$A$25]-[.$A12])^2);0);255))" office:value-type="float" office:value="14">
            <text:p>14</text:p>
          </table:table-cell>
          <table:table-cell table:formula="oooc:=IF([.$A12]&gt;[.V$1];0;MIN(ROUND(IF(ABS([.V$1]/[.$A$25] - [.$A12])&lt;1;0;([.$A$26]/[.V$1])*([.V$1]/[.$A$25]-[.$A12])^2);0);255))" office:value-type="float" office:value="11">
            <text:p>11</text:p>
          </table:table-cell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table:formula="oooc:=IF([.$A13]&gt;[.B$1];0;MIN(ROUND(IF(ABS([.B$1]/[.$A$25] - [.$A13])&lt;1;0;([.$A$26]/[.B$1])*([.B$1]/[.$A$25]-[.$A13])^2);0);255))" office:value-type="float" office:value="0">
            <text:p>0</text:p>
          </table:table-cell>
          <table:table-cell table:formula="oooc:=IF([.$A13]&gt;[.C$1];0;MIN(ROUND(IF(ABS([.C$1]/[.$A$25] - [.$A13])&lt;1;0;([.$A$26]/[.C$1])*([.C$1]/[.$A$25]-[.$A13])^2);0);255))" office:value-type="float" office:value="0">
            <text:p>0</text:p>
          </table:table-cell>
          <table:table-cell table:formula="oooc:=IF([.$A13]&gt;[.D$1];0;MIN(ROUND(IF(ABS([.D$1]/[.$A$25] - [.$A13])&lt;1;0;([.$A$26]/[.D$1])*([.D$1]/[.$A$25]-[.$A13])^2);0);255))" office:value-type="float" office:value="0">
            <text:p>0</text:p>
          </table:table-cell>
          <table:table-cell table:formula="oooc:=IF([.$A13]&gt;[.E$1];0;MIN(ROUND(IF(ABS([.E$1]/[.$A$25] - [.$A13])&lt;1;0;([.$A$26]/[.E$1])*([.E$1]/[.$A$25]-[.$A13])^2);0);255))" office:value-type="float" office:value="0">
            <text:p>0</text:p>
          </table:table-cell>
          <table:table-cell table:formula="oooc:=IF([.$A13]&gt;[.F$1];0;MIN(ROUND(IF(ABS([.F$1]/[.$A$25] - [.$A13])&lt;1;0;([.$A$26]/[.F$1])*([.F$1]/[.$A$25]-[.$A13])^2);0);255))" office:value-type="float" office:value="0">
            <text:p>0</text:p>
          </table:table-cell>
          <table:table-cell table:formula="oooc:=IF([.$A13]&gt;[.G$1];0;MIN(ROUND(IF(ABS([.G$1]/[.$A$25] - [.$A13])&lt;1;0;([.$A$26]/[.G$1])*([.G$1]/[.$A$25]-[.$A13])^2);0);255))" office:value-type="float" office:value="0">
            <text:p>0</text:p>
          </table:table-cell>
          <table:table-cell table:formula="oooc:=IF([.$A13]&gt;[.H$1];0;MIN(ROUND(IF(ABS([.H$1]/[.$A$25] - [.$A13])&lt;1;0;([.$A$26]/[.H$1])*([.H$1]/[.$A$25]-[.$A13])^2);0);255))" office:value-type="float" office:value="0">
            <text:p>0</text:p>
          </table:table-cell>
          <table:table-cell table:formula="oooc:=IF([.$A13]&gt;[.I$1];0;MIN(ROUND(IF(ABS([.I$1]/[.$A$25] - [.$A13])&lt;1;0;([.$A$26]/[.I$1])*([.I$1]/[.$A$25]-[.$A13])^2);0);255))" office:value-type="float" office:value="0">
            <text:p>0</text:p>
          </table:table-cell>
          <table:table-cell table:formula="oooc:=IF([.$A13]&gt;[.J$1];0;MIN(ROUND(IF(ABS([.J$1]/[.$A$25] - [.$A13])&lt;1;0;([.$A$26]/[.J$1])*([.J$1]/[.$A$25]-[.$A13])^2);0);255))" office:value-type="float" office:value="0">
            <text:p>0</text:p>
          </table:table-cell>
          <table:table-cell table:formula="oooc:=IF([.$A13]&gt;[.K$1];0;MIN(ROUND(IF(ABS([.K$1]/[.$A$25] - [.$A13])&lt;1;0;([.$A$26]/[.K$1])*([.K$1]/[.$A$25]-[.$A13])^2);0);255))" office:value-type="float" office:value="0">
            <text:p>0</text:p>
          </table:table-cell>
          <table:table-cell table:formula="oooc:=IF([.$A13]&gt;[.L$1];0;MIN(ROUND(IF(ABS([.L$1]/[.$A$25] - [.$A13])&lt;1;0;([.$A$26]/[.L$1])*([.L$1]/[.$A$25]-[.$A13])^2);0);255))" office:value-type="float" office:value="0">
            <text:p>0</text:p>
          </table:table-cell>
          <table:table-cell table:formula="oooc:=IF([.$A13]&gt;[.M$1];0;MIN(ROUND(IF(ABS([.M$1]/[.$A$25] - [.$A13])&lt;1;0;([.$A$26]/[.M$1])*([.M$1]/[.$A$25]-[.$A13])^2);0);255))" office:value-type="float" office:value="98">
            <text:p>98</text:p>
          </table:table-cell>
          <table:table-cell table:formula="oooc:=IF([.$A13]&gt;[.N$1];0;MIN(ROUND(IF(ABS([.N$1]/[.$A$25] - [.$A13])&lt;1;0;([.$A$26]/[.N$1])*([.N$1]/[.$A$25]-[.$A13])^2);0);255))" office:value-type="float" office:value="82">
            <text:p>82</text:p>
          </table:table-cell>
          <table:table-cell table:formula="oooc:=IF([.$A13]&gt;[.O$1];0;MIN(ROUND(IF(ABS([.O$1]/[.$A$25] - [.$A13])&lt;1;0;([.$A$26]/[.O$1])*([.O$1]/[.$A$25]-[.$A13])^2);0);255))" office:value-type="float" office:value="68">
            <text:p>68</text:p>
          </table:table-cell>
          <table:table-cell table:formula="oooc:=IF([.$A13]&gt;[.P$1];0;MIN(ROUND(IF(ABS([.P$1]/[.$A$25] - [.$A13])&lt;1;0;([.$A$26]/[.P$1])*([.P$1]/[.$A$25]-[.$A13])^2);0);255))" office:value-type="float" office:value="57">
            <text:p>57</text:p>
          </table:table-cell>
          <table:table-cell table:formula="oooc:=IF([.$A13]&gt;[.Q$1];0;MIN(ROUND(IF(ABS([.Q$1]/[.$A$25] - [.$A13])&lt;1;0;([.$A$26]/[.Q$1])*([.Q$1]/[.$A$25]-[.$A13])^2);0);255))" office:value-type="float" office:value="48">
            <text:p>48</text:p>
          </table:table-cell>
          <table:table-cell table:formula="oooc:=IF([.$A13]&gt;[.R$1];0;MIN(ROUND(IF(ABS([.R$1]/[.$A$25] - [.$A13])&lt;1;0;([.$A$26]/[.R$1])*([.R$1]/[.$A$25]-[.$A13])^2);0);255))" office:value-type="float" office:value="40">
            <text:p>40</text:p>
          </table:table-cell>
          <table:table-cell table:formula="oooc:=IF([.$A13]&gt;[.S$1];0;MIN(ROUND(IF(ABS([.S$1]/[.$A$25] - [.$A13])&lt;1;0;([.$A$26]/[.S$1])*([.S$1]/[.$A$25]-[.$A13])^2);0);255))" office:value-type="float" office:value="33">
            <text:p>33</text:p>
          </table:table-cell>
          <table:table-cell table:formula="oooc:=IF([.$A13]&gt;[.T$1];0;MIN(ROUND(IF(ABS([.T$1]/[.$A$25] - [.$A13])&lt;1;0;([.$A$26]/[.T$1])*([.T$1]/[.$A$25]-[.$A13])^2);0);255))" office:value-type="float" office:value="28">
            <text:p>28</text:p>
          </table:table-cell>
          <table:table-cell table:formula="oooc:=IF([.$A13]&gt;[.U$1];0;MIN(ROUND(IF(ABS([.U$1]/[.$A$25] - [.$A13])&lt;1;0;([.$A$26]/[.U$1])*([.U$1]/[.$A$25]-[.$A13])^2);0);255))" office:value-type="float" office:value="23">
            <text:p>23</text:p>
          </table:table-cell>
          <table:table-cell table:formula="oooc:=IF([.$A13]&gt;[.V$1];0;MIN(ROUND(IF(ABS([.V$1]/[.$A$25] - [.$A13])&lt;1;0;([.$A$26]/[.V$1])*([.V$1]/[.$A$25]-[.$A13])^2);0);255))" office:value-type="float" office:value="19">
            <text:p>19</text:p>
          </table:table-cell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table:formula="oooc:=IF([.$A14]&gt;[.B$1];0;MIN(ROUND(IF(ABS([.B$1]/[.$A$25] - [.$A14])&lt;1;0;([.$A$26]/[.B$1])*([.B$1]/[.$A$25]-[.$A14])^2);0);255))" office:value-type="float" office:value="0">
            <text:p>0</text:p>
          </table:table-cell>
          <table:table-cell table:formula="oooc:=IF([.$A14]&gt;[.C$1];0;MIN(ROUND(IF(ABS([.C$1]/[.$A$25] - [.$A14])&lt;1;0;([.$A$26]/[.C$1])*([.C$1]/[.$A$25]-[.$A14])^2);0);255))" office:value-type="float" office:value="0">
            <text:p>0</text:p>
          </table:table-cell>
          <table:table-cell table:formula="oooc:=IF([.$A14]&gt;[.D$1];0;MIN(ROUND(IF(ABS([.D$1]/[.$A$25] - [.$A14])&lt;1;0;([.$A$26]/[.D$1])*([.D$1]/[.$A$25]-[.$A14])^2);0);255))" office:value-type="float" office:value="0">
            <text:p>0</text:p>
          </table:table-cell>
          <table:table-cell table:formula="oooc:=IF([.$A14]&gt;[.E$1];0;MIN(ROUND(IF(ABS([.E$1]/[.$A$25] - [.$A14])&lt;1;0;([.$A$26]/[.E$1])*([.E$1]/[.$A$25]-[.$A14])^2);0);255))" office:value-type="float" office:value="0">
            <text:p>0</text:p>
          </table:table-cell>
          <table:table-cell table:formula="oooc:=IF([.$A14]&gt;[.F$1];0;MIN(ROUND(IF(ABS([.F$1]/[.$A$25] - [.$A14])&lt;1;0;([.$A$26]/[.F$1])*([.F$1]/[.$A$25]-[.$A14])^2);0);255))" office:value-type="float" office:value="0">
            <text:p>0</text:p>
          </table:table-cell>
          <table:table-cell table:formula="oooc:=IF([.$A14]&gt;[.G$1];0;MIN(ROUND(IF(ABS([.G$1]/[.$A$25] - [.$A14])&lt;1;0;([.$A$26]/[.G$1])*([.G$1]/[.$A$25]-[.$A14])^2);0);255))" office:value-type="float" office:value="0">
            <text:p>0</text:p>
          </table:table-cell>
          <table:table-cell table:formula="oooc:=IF([.$A14]&gt;[.H$1];0;MIN(ROUND(IF(ABS([.H$1]/[.$A$25] - [.$A14])&lt;1;0;([.$A$26]/[.H$1])*([.H$1]/[.$A$25]-[.$A14])^2);0);255))" office:value-type="float" office:value="0">
            <text:p>0</text:p>
          </table:table-cell>
          <table:table-cell table:formula="oooc:=IF([.$A14]&gt;[.I$1];0;MIN(ROUND(IF(ABS([.I$1]/[.$A$25] - [.$A14])&lt;1;0;([.$A$26]/[.I$1])*([.I$1]/[.$A$25]-[.$A14])^2);0);255))" office:value-type="float" office:value="0">
            <text:p>0</text:p>
          </table:table-cell>
          <table:table-cell table:formula="oooc:=IF([.$A14]&gt;[.J$1];0;MIN(ROUND(IF(ABS([.J$1]/[.$A$25] - [.$A14])&lt;1;0;([.$A$26]/[.J$1])*([.J$1]/[.$A$25]-[.$A14])^2);0);255))" office:value-type="float" office:value="0">
            <text:p>0</text:p>
          </table:table-cell>
          <table:table-cell table:formula="oooc:=IF([.$A14]&gt;[.K$1];0;MIN(ROUND(IF(ABS([.K$1]/[.$A$25] - [.$A14])&lt;1;0;([.$A$26]/[.K$1])*([.K$1]/[.$A$25]-[.$A14])^2);0);255))" office:value-type="float" office:value="0">
            <text:p>0</text:p>
          </table:table-cell>
          <table:table-cell table:formula="oooc:=IF([.$A14]&gt;[.L$1];0;MIN(ROUND(IF(ABS([.L$1]/[.$A$25] - [.$A14])&lt;1;0;([.$A$26]/[.L$1])*([.L$1]/[.$A$25]-[.$A14])^2);0);255))" office:value-type="float" office:value="0">
            <text:p>0</text:p>
          </table:table-cell>
          <table:table-cell table:formula="oooc:=IF([.$A14]&gt;[.M$1];0;MIN(ROUND(IF(ABS([.M$1]/[.$A$25] - [.$A14])&lt;1;0;([.$A$26]/[.M$1])*([.M$1]/[.$A$25]-[.$A14])^2);0);255))" office:value-type="float" office:value="0">
            <text:p>0</text:p>
          </table:table-cell>
          <table:table-cell table:formula="oooc:=IF([.$A14]&gt;[.N$1];0;MIN(ROUND(IF(ABS([.N$1]/[.$A$25] - [.$A14])&lt;1;0;([.$A$26]/[.N$1])*([.N$1]/[.$A$25]-[.$A14])^2);0);255))" office:value-type="float" office:value="107">
            <text:p>107</text:p>
          </table:table-cell>
          <table:table-cell table:formula="oooc:=IF([.$A14]&gt;[.O$1];0;MIN(ROUND(IF(ABS([.O$1]/[.$A$25] - [.$A14])&lt;1;0;([.$A$26]/[.O$1])*([.O$1]/[.$A$25]-[.$A14])^2);0);255))" office:value-type="float" office:value="90">
            <text:p>90</text:p>
          </table:table-cell>
          <table:table-cell table:formula="oooc:=IF([.$A14]&gt;[.P$1];0;MIN(ROUND(IF(ABS([.P$1]/[.$A$25] - [.$A14])&lt;1;0;([.$A$26]/[.P$1])*([.P$1]/[.$A$25]-[.$A14])^2);0);255))" office:value-type="float" office:value="77">
            <text:p>77</text:p>
          </table:table-cell>
          <table:table-cell table:formula="oooc:=IF([.$A14]&gt;[.Q$1];0;MIN(ROUND(IF(ABS([.Q$1]/[.$A$25] - [.$A14])&lt;1;0;([.$A$26]/[.Q$1])*([.Q$1]/[.$A$25]-[.$A14])^2);0);255))" office:value-type="float" office:value="65">
            <text:p>65</text:p>
          </table:table-cell>
          <table:table-cell table:formula="oooc:=IF([.$A14]&gt;[.R$1];0;MIN(ROUND(IF(ABS([.R$1]/[.$A$25] - [.$A14])&lt;1;0;([.$A$26]/[.R$1])*([.R$1]/[.$A$25]-[.$A14])^2);0);255))" office:value-type="float" office:value="56">
            <text:p>56</text:p>
          </table:table-cell>
          <table:table-cell table:formula="oooc:=IF([.$A14]&gt;[.S$1];0;MIN(ROUND(IF(ABS([.S$1]/[.$A$25] - [.$A14])&lt;1;0;([.$A$26]/[.S$1])*([.S$1]/[.$A$25]-[.$A14])^2);0);255))" office:value-type="float" office:value="47">
            <text:p>47</text:p>
          </table:table-cell>
          <table:table-cell table:formula="oooc:=IF([.$A14]&gt;[.T$1];0;MIN(ROUND(IF(ABS([.T$1]/[.$A$25] - [.$A14])&lt;1;0;([.$A$26]/[.T$1])*([.T$1]/[.$A$25]-[.$A14])^2);0);255))" office:value-type="float" office:value="40">
            <text:p>40</text:p>
          </table:table-cell>
          <table:table-cell table:formula="oooc:=IF([.$A14]&gt;[.U$1];0;MIN(ROUND(IF(ABS([.U$1]/[.$A$25] - [.$A14])&lt;1;0;([.$A$26]/[.U$1])*([.U$1]/[.$A$25]-[.$A14])^2);0);255))" office:value-type="float" office:value="34">
            <text:p>34</text:p>
          </table:table-cell>
          <table:table-cell table:formula="oooc:=IF([.$A14]&gt;[.V$1];0;MIN(ROUND(IF(ABS([.V$1]/[.$A$25] - [.$A14])&lt;1;0;([.$A$26]/[.V$1])*([.V$1]/[.$A$25]-[.$A14])^2);0);255))" office:value-type="float" office:value="28">
            <text:p>28</text:p>
          </table:table-cell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table:formula="oooc:=IF([.$A15]&gt;[.B$1];0;MIN(ROUND(IF(ABS([.B$1]/[.$A$25] - [.$A15])&lt;1;0;([.$A$26]/[.B$1])*([.B$1]/[.$A$25]-[.$A15])^2);0);255))" office:value-type="float" office:value="0">
            <text:p>0</text:p>
          </table:table-cell>
          <table:table-cell table:formula="oooc:=IF([.$A15]&gt;[.C$1];0;MIN(ROUND(IF(ABS([.C$1]/[.$A$25] - [.$A15])&lt;1;0;([.$A$26]/[.C$1])*([.C$1]/[.$A$25]-[.$A15])^2);0);255))" office:value-type="float" office:value="0">
            <text:p>0</text:p>
          </table:table-cell>
          <table:table-cell table:formula="oooc:=IF([.$A15]&gt;[.D$1];0;MIN(ROUND(IF(ABS([.D$1]/[.$A$25] - [.$A15])&lt;1;0;([.$A$26]/[.D$1])*([.D$1]/[.$A$25]-[.$A15])^2);0);255))" office:value-type="float" office:value="0">
            <text:p>0</text:p>
          </table:table-cell>
          <table:table-cell table:formula="oooc:=IF([.$A15]&gt;[.E$1];0;MIN(ROUND(IF(ABS([.E$1]/[.$A$25] - [.$A15])&lt;1;0;([.$A$26]/[.E$1])*([.E$1]/[.$A$25]-[.$A15])^2);0);255))" office:value-type="float" office:value="0">
            <text:p>0</text:p>
          </table:table-cell>
          <table:table-cell table:formula="oooc:=IF([.$A15]&gt;[.F$1];0;MIN(ROUND(IF(ABS([.F$1]/[.$A$25] - [.$A15])&lt;1;0;([.$A$26]/[.F$1])*([.F$1]/[.$A$25]-[.$A15])^2);0);255))" office:value-type="float" office:value="0">
            <text:p>0</text:p>
          </table:table-cell>
          <table:table-cell table:formula="oooc:=IF([.$A15]&gt;[.G$1];0;MIN(ROUND(IF(ABS([.G$1]/[.$A$25] - [.$A15])&lt;1;0;([.$A$26]/[.G$1])*([.G$1]/[.$A$25]-[.$A15])^2);0);255))" office:value-type="float" office:value="0">
            <text:p>0</text:p>
          </table:table-cell>
          <table:table-cell table:formula="oooc:=IF([.$A15]&gt;[.H$1];0;MIN(ROUND(IF(ABS([.H$1]/[.$A$25] - [.$A15])&lt;1;0;([.$A$26]/[.H$1])*([.H$1]/[.$A$25]-[.$A15])^2);0);255))" office:value-type="float" office:value="0">
            <text:p>0</text:p>
          </table:table-cell>
          <table:table-cell table:formula="oooc:=IF([.$A15]&gt;[.I$1];0;MIN(ROUND(IF(ABS([.I$1]/[.$A$25] - [.$A15])&lt;1;0;([.$A$26]/[.I$1])*([.I$1]/[.$A$25]-[.$A15])^2);0);255))" office:value-type="float" office:value="0">
            <text:p>0</text:p>
          </table:table-cell>
          <table:table-cell table:formula="oooc:=IF([.$A15]&gt;[.J$1];0;MIN(ROUND(IF(ABS([.J$1]/[.$A$25] - [.$A15])&lt;1;0;([.$A$26]/[.J$1])*([.J$1]/[.$A$25]-[.$A15])^2);0);255))" office:value-type="float" office:value="0">
            <text:p>0</text:p>
          </table:table-cell>
          <table:table-cell table:formula="oooc:=IF([.$A15]&gt;[.K$1];0;MIN(ROUND(IF(ABS([.K$1]/[.$A$25] - [.$A15])&lt;1;0;([.$A$26]/[.K$1])*([.K$1]/[.$A$25]-[.$A15])^2);0);255))" office:value-type="float" office:value="0">
            <text:p>0</text:p>
          </table:table-cell>
          <table:table-cell table:formula="oooc:=IF([.$A15]&gt;[.L$1];0;MIN(ROUND(IF(ABS([.L$1]/[.$A$25] - [.$A15])&lt;1;0;([.$A$26]/[.L$1])*([.L$1]/[.$A$25]-[.$A15])^2);0);255))" office:value-type="float" office:value="0">
            <text:p>0</text:p>
          </table:table-cell>
          <table:table-cell table:formula="oooc:=IF([.$A15]&gt;[.M$1];0;MIN(ROUND(IF(ABS([.M$1]/[.$A$25] - [.$A15])&lt;1;0;([.$A$26]/[.M$1])*([.M$1]/[.$A$25]-[.$A15])^2);0);255))" office:value-type="float" office:value="0">
            <text:p>0</text:p>
          </table:table-cell>
          <table:table-cell table:formula="oooc:=IF([.$A15]&gt;[.N$1];0;MIN(ROUND(IF(ABS([.N$1]/[.$A$25] - [.$A15])&lt;1;0;([.$A$26]/[.N$1])*([.N$1]/[.$A$25]-[.$A15])^2);0);255))" office:value-type="float" office:value="0">
            <text:p>0</text:p>
          </table:table-cell>
          <table:table-cell table:formula="oooc:=IF([.$A15]&gt;[.O$1];0;MIN(ROUND(IF(ABS([.O$1]/[.$A$25] - [.$A15])&lt;1;0;([.$A$26]/[.O$1])*([.O$1]/[.$A$25]-[.$A15])^2);0);255))" office:value-type="float" office:value="116">
            <text:p>116</text:p>
          </table:table-cell>
          <table:table-cell table:formula="oooc:=IF([.$A15]&gt;[.P$1];0;MIN(ROUND(IF(ABS([.P$1]/[.$A$25] - [.$A15])&lt;1;0;([.$A$26]/[.P$1])*([.P$1]/[.$A$25]-[.$A15])^2);0);255))" office:value-type="float" office:value="99">
            <text:p>99</text:p>
          </table:table-cell>
          <table:table-cell table:formula="oooc:=IF([.$A15]&gt;[.Q$1];0;MIN(ROUND(IF(ABS([.Q$1]/[.$A$25] - [.$A15])&lt;1;0;([.$A$26]/[.Q$1])*([.Q$1]/[.$A$25]-[.$A15])^2);0);255))" office:value-type="float" office:value="85">
            <text:p>85</text:p>
          </table:table-cell>
          <table:table-cell table:formula="oooc:=IF([.$A15]&gt;[.R$1];0;MIN(ROUND(IF(ABS([.R$1]/[.$A$25] - [.$A15])&lt;1;0;([.$A$26]/[.R$1])*([.R$1]/[.$A$25]-[.$A15])^2);0);255))" office:value-type="float" office:value="73">
            <text:p>73</text:p>
          </table:table-cell>
          <table:table-cell table:formula="oooc:=IF([.$A15]&gt;[.S$1];0;MIN(ROUND(IF(ABS([.S$1]/[.$A$25] - [.$A15])&lt;1;0;([.$A$26]/[.S$1])*([.S$1]/[.$A$25]-[.$A15])^2);0);255))" office:value-type="float" office:value="63">
            <text:p>63</text:p>
          </table:table-cell>
          <table:table-cell table:formula="oooc:=IF([.$A15]&gt;[.T$1];0;MIN(ROUND(IF(ABS([.T$1]/[.$A$25] - [.$A15])&lt;1;0;([.$A$26]/[.T$1])*([.T$1]/[.$A$25]-[.$A15])^2);0);255))" office:value-type="float" office:value="54">
            <text:p>54</text:p>
          </table:table-cell>
          <table:table-cell table:formula="oooc:=IF([.$A15]&gt;[.U$1];0;MIN(ROUND(IF(ABS([.U$1]/[.$A$25] - [.$A15])&lt;1;0;([.$A$26]/[.U$1])*([.U$1]/[.$A$25]-[.$A15])^2);0);255))" office:value-type="float" office:value="47">
            <text:p>47</text:p>
          </table:table-cell>
          <table:table-cell table:formula="oooc:=IF([.$A15]&gt;[.V$1];0;MIN(ROUND(IF(ABS([.V$1]/[.$A$25] - [.$A15])&lt;1;0;([.$A$26]/[.V$1])*([.V$1]/[.$A$25]-[.$A15])^2);0);255))" office:value-type="float" office:value="40">
            <text:p>40</text:p>
          </table:table-cell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table:formula="oooc:=IF([.$A16]&gt;[.B$1];0;MIN(ROUND(IF(ABS([.B$1]/[.$A$25] - [.$A16])&lt;1;0;([.$A$26]/[.B$1])*([.B$1]/[.$A$25]-[.$A16])^2);0);255))" office:value-type="float" office:value="0">
            <text:p>0</text:p>
          </table:table-cell>
          <table:table-cell table:formula="oooc:=IF([.$A16]&gt;[.C$1];0;MIN(ROUND(IF(ABS([.C$1]/[.$A$25] - [.$A16])&lt;1;0;([.$A$26]/[.C$1])*([.C$1]/[.$A$25]-[.$A16])^2);0);255))" office:value-type="float" office:value="0">
            <text:p>0</text:p>
          </table:table-cell>
          <table:table-cell table:formula="oooc:=IF([.$A16]&gt;[.D$1];0;MIN(ROUND(IF(ABS([.D$1]/[.$A$25] - [.$A16])&lt;1;0;([.$A$26]/[.D$1])*([.D$1]/[.$A$25]-[.$A16])^2);0);255))" office:value-type="float" office:value="0">
            <text:p>0</text:p>
          </table:table-cell>
          <table:table-cell table:formula="oooc:=IF([.$A16]&gt;[.E$1];0;MIN(ROUND(IF(ABS([.E$1]/[.$A$25] - [.$A16])&lt;1;0;([.$A$26]/[.E$1])*([.E$1]/[.$A$25]-[.$A16])^2);0);255))" office:value-type="float" office:value="0">
            <text:p>0</text:p>
          </table:table-cell>
          <table:table-cell table:formula="oooc:=IF([.$A16]&gt;[.F$1];0;MIN(ROUND(IF(ABS([.F$1]/[.$A$25] - [.$A16])&lt;1;0;([.$A$26]/[.F$1])*([.F$1]/[.$A$25]-[.$A16])^2);0);255))" office:value-type="float" office:value="0">
            <text:p>0</text:p>
          </table:table-cell>
          <table:table-cell table:formula="oooc:=IF([.$A16]&gt;[.G$1];0;MIN(ROUND(IF(ABS([.G$1]/[.$A$25] - [.$A16])&lt;1;0;([.$A$26]/[.G$1])*([.G$1]/[.$A$25]-[.$A16])^2);0);255))" office:value-type="float" office:value="0">
            <text:p>0</text:p>
          </table:table-cell>
          <table:table-cell table:formula="oooc:=IF([.$A16]&gt;[.H$1];0;MIN(ROUND(IF(ABS([.H$1]/[.$A$25] - [.$A16])&lt;1;0;([.$A$26]/[.H$1])*([.H$1]/[.$A$25]-[.$A16])^2);0);255))" office:value-type="float" office:value="0">
            <text:p>0</text:p>
          </table:table-cell>
          <table:table-cell table:formula="oooc:=IF([.$A16]&gt;[.I$1];0;MIN(ROUND(IF(ABS([.I$1]/[.$A$25] - [.$A16])&lt;1;0;([.$A$26]/[.I$1])*([.I$1]/[.$A$25]-[.$A16])^2);0);255))" office:value-type="float" office:value="0">
            <text:p>0</text:p>
          </table:table-cell>
          <table:table-cell table:formula="oooc:=IF([.$A16]&gt;[.J$1];0;MIN(ROUND(IF(ABS([.J$1]/[.$A$25] - [.$A16])&lt;1;0;([.$A$26]/[.J$1])*([.J$1]/[.$A$25]-[.$A16])^2);0);255))" office:value-type="float" office:value="0">
            <text:p>0</text:p>
          </table:table-cell>
          <table:table-cell table:formula="oooc:=IF([.$A16]&gt;[.K$1];0;MIN(ROUND(IF(ABS([.K$1]/[.$A$25] - [.$A16])&lt;1;0;([.$A$26]/[.K$1])*([.K$1]/[.$A$25]-[.$A16])^2);0);255))" office:value-type="float" office:value="0">
            <text:p>0</text:p>
          </table:table-cell>
          <table:table-cell table:formula="oooc:=IF([.$A16]&gt;[.L$1];0;MIN(ROUND(IF(ABS([.L$1]/[.$A$25] - [.$A16])&lt;1;0;([.$A$26]/[.L$1])*([.L$1]/[.$A$25]-[.$A16])^2);0);255))" office:value-type="float" office:value="0">
            <text:p>0</text:p>
          </table:table-cell>
          <table:table-cell table:formula="oooc:=IF([.$A16]&gt;[.M$1];0;MIN(ROUND(IF(ABS([.M$1]/[.$A$25] - [.$A16])&lt;1;0;([.$A$26]/[.M$1])*([.M$1]/[.$A$25]-[.$A16])^2);0);255))" office:value-type="float" office:value="0">
            <text:p>0</text:p>
          </table:table-cell>
          <table:table-cell table:formula="oooc:=IF([.$A16]&gt;[.N$1];0;MIN(ROUND(IF(ABS([.N$1]/[.$A$25] - [.$A16])&lt;1;0;([.$A$26]/[.N$1])*([.N$1]/[.$A$25]-[.$A16])^2);0);255))" office:value-type="float" office:value="0">
            <text:p>0</text:p>
          </table:table-cell>
          <table:table-cell table:formula="oooc:=IF([.$A16]&gt;[.O$1];0;MIN(ROUND(IF(ABS([.O$1]/[.$A$25] - [.$A16])&lt;1;0;([.$A$26]/[.O$1])*([.O$1]/[.$A$25]-[.$A16])^2);0);255))" office:value-type="float" office:value="0">
            <text:p>0</text:p>
          </table:table-cell>
          <table:table-cell table:formula="oooc:=IF([.$A16]&gt;[.P$1];0;MIN(ROUND(IF(ABS([.P$1]/[.$A$25] - [.$A16])&lt;1;0;([.$A$26]/[.P$1])*([.P$1]/[.$A$25]-[.$A16])^2);0);255))" office:value-type="float" office:value="124">
            <text:p>124</text:p>
          </table:table-cell>
          <table:table-cell table:formula="oooc:=IF([.$A16]&gt;[.Q$1];0;MIN(ROUND(IF(ABS([.Q$1]/[.$A$25] - [.$A16])&lt;1;0;([.$A$26]/[.Q$1])*([.Q$1]/[.$A$25]-[.$A16])^2);0);255))" office:value-type="float" office:value="108">
            <text:p>108</text:p>
          </table:table-cell>
          <table:table-cell table:formula="oooc:=IF([.$A16]&gt;[.R$1];0;MIN(ROUND(IF(ABS([.R$1]/[.$A$25] - [.$A16])&lt;1;0;([.$A$26]/[.R$1])*([.R$1]/[.$A$25]-[.$A16])^2);0);255))" office:value-type="float" office:value="94">
            <text:p>94</text:p>
          </table:table-cell>
          <table:table-cell table:formula="oooc:=IF([.$A16]&gt;[.S$1];0;MIN(ROUND(IF(ABS([.S$1]/[.$A$25] - [.$A16])&lt;1;0;([.$A$26]/[.S$1])*([.S$1]/[.$A$25]-[.$A16])^2);0);255))" office:value-type="float" office:value="82">
            <text:p>82</text:p>
          </table:table-cell>
          <table:table-cell table:formula="oooc:=IF([.$A16]&gt;[.T$1];0;MIN(ROUND(IF(ABS([.T$1]/[.$A$25] - [.$A16])&lt;1;0;([.$A$26]/[.T$1])*([.T$1]/[.$A$25]-[.$A16])^2);0);255))" office:value-type="float" office:value="71">
            <text:p>71</text:p>
          </table:table-cell>
          <table:table-cell table:formula="oooc:=IF([.$A16]&gt;[.U$1];0;MIN(ROUND(IF(ABS([.U$1]/[.$A$25] - [.$A16])&lt;1;0;([.$A$26]/[.U$1])*([.U$1]/[.$A$25]-[.$A16])^2);0);255))" office:value-type="float" office:value="62">
            <text:p>62</text:p>
          </table:table-cell>
          <table:table-cell table:formula="oooc:=IF([.$A16]&gt;[.V$1];0;MIN(ROUND(IF(ABS([.V$1]/[.$A$25] - [.$A16])&lt;1;0;([.$A$26]/[.V$1])*([.V$1]/[.$A$25]-[.$A16])^2);0);255))" office:value-type="float" office:value="54">
            <text:p>54</text:p>
          </table:table-cell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table:formula="oooc:=IF([.$A17]&gt;[.B$1];0;MIN(ROUND(IF(ABS([.B$1]/[.$A$25] - [.$A17])&lt;1;0;([.$A$26]/[.B$1])*([.B$1]/[.$A$25]-[.$A17])^2);0);255))" office:value-type="float" office:value="0">
            <text:p>0</text:p>
          </table:table-cell>
          <table:table-cell table:formula="oooc:=IF([.$A17]&gt;[.C$1];0;MIN(ROUND(IF(ABS([.C$1]/[.$A$25] - [.$A17])&lt;1;0;([.$A$26]/[.C$1])*([.C$1]/[.$A$25]-[.$A17])^2);0);255))" office:value-type="float" office:value="0">
            <text:p>0</text:p>
          </table:table-cell>
          <table:table-cell table:formula="oooc:=IF([.$A17]&gt;[.D$1];0;MIN(ROUND(IF(ABS([.D$1]/[.$A$25] - [.$A17])&lt;1;0;([.$A$26]/[.D$1])*([.D$1]/[.$A$25]-[.$A17])^2);0);255))" office:value-type="float" office:value="0">
            <text:p>0</text:p>
          </table:table-cell>
          <table:table-cell table:formula="oooc:=IF([.$A17]&gt;[.E$1];0;MIN(ROUND(IF(ABS([.E$1]/[.$A$25] - [.$A17])&lt;1;0;([.$A$26]/[.E$1])*([.E$1]/[.$A$25]-[.$A17])^2);0);255))" office:value-type="float" office:value="0">
            <text:p>0</text:p>
          </table:table-cell>
          <table:table-cell table:formula="oooc:=IF([.$A17]&gt;[.F$1];0;MIN(ROUND(IF(ABS([.F$1]/[.$A$25] - [.$A17])&lt;1;0;([.$A$26]/[.F$1])*([.F$1]/[.$A$25]-[.$A17])^2);0);255))" office:value-type="float" office:value="0">
            <text:p>0</text:p>
          </table:table-cell>
          <table:table-cell table:formula="oooc:=IF([.$A17]&gt;[.G$1];0;MIN(ROUND(IF(ABS([.G$1]/[.$A$25] - [.$A17])&lt;1;0;([.$A$26]/[.G$1])*([.G$1]/[.$A$25]-[.$A17])^2);0);255))" office:value-type="float" office:value="0">
            <text:p>0</text:p>
          </table:table-cell>
          <table:table-cell table:formula="oooc:=IF([.$A17]&gt;[.H$1];0;MIN(ROUND(IF(ABS([.H$1]/[.$A$25] - [.$A17])&lt;1;0;([.$A$26]/[.H$1])*([.H$1]/[.$A$25]-[.$A17])^2);0);255))" office:value-type="float" office:value="0">
            <text:p>0</text:p>
          </table:table-cell>
          <table:table-cell table:formula="oooc:=IF([.$A17]&gt;[.I$1];0;MIN(ROUND(IF(ABS([.I$1]/[.$A$25] - [.$A17])&lt;1;0;([.$A$26]/[.I$1])*([.I$1]/[.$A$25]-[.$A17])^2);0);255))" office:value-type="float" office:value="0">
            <text:p>0</text:p>
          </table:table-cell>
          <table:table-cell table:formula="oooc:=IF([.$A17]&gt;[.J$1];0;MIN(ROUND(IF(ABS([.J$1]/[.$A$25] - [.$A17])&lt;1;0;([.$A$26]/[.J$1])*([.J$1]/[.$A$25]-[.$A17])^2);0);255))" office:value-type="float" office:value="0">
            <text:p>0</text:p>
          </table:table-cell>
          <table:table-cell table:formula="oooc:=IF([.$A17]&gt;[.K$1];0;MIN(ROUND(IF(ABS([.K$1]/[.$A$25] - [.$A17])&lt;1;0;([.$A$26]/[.K$1])*([.K$1]/[.$A$25]-[.$A17])^2);0);255))" office:value-type="float" office:value="0">
            <text:p>0</text:p>
          </table:table-cell>
          <table:table-cell table:formula="oooc:=IF([.$A17]&gt;[.L$1];0;MIN(ROUND(IF(ABS([.L$1]/[.$A$25] - [.$A17])&lt;1;0;([.$A$26]/[.L$1])*([.L$1]/[.$A$25]-[.$A17])^2);0);255))" office:value-type="float" office:value="0">
            <text:p>0</text:p>
          </table:table-cell>
          <table:table-cell table:formula="oooc:=IF([.$A17]&gt;[.M$1];0;MIN(ROUND(IF(ABS([.M$1]/[.$A$25] - [.$A17])&lt;1;0;([.$A$26]/[.M$1])*([.M$1]/[.$A$25]-[.$A17])^2);0);255))" office:value-type="float" office:value="0">
            <text:p>0</text:p>
          </table:table-cell>
          <table:table-cell table:formula="oooc:=IF([.$A17]&gt;[.N$1];0;MIN(ROUND(IF(ABS([.N$1]/[.$A$25] - [.$A17])&lt;1;0;([.$A$26]/[.N$1])*([.N$1]/[.$A$25]-[.$A17])^2);0);255))" office:value-type="float" office:value="0">
            <text:p>0</text:p>
          </table:table-cell>
          <table:table-cell table:formula="oooc:=IF([.$A17]&gt;[.O$1];0;MIN(ROUND(IF(ABS([.O$1]/[.$A$25] - [.$A17])&lt;1;0;([.$A$26]/[.O$1])*([.O$1]/[.$A$25]-[.$A17])^2);0);255))" office:value-type="float" office:value="0">
            <text:p>0</text:p>
          </table:table-cell>
          <table:table-cell table:formula="oooc:=IF([.$A17]&gt;[.P$1];0;MIN(ROUND(IF(ABS([.P$1]/[.$A$25] - [.$A17])&lt;1;0;([.$A$26]/[.P$1])*([.P$1]/[.$A$25]-[.$A17])^2);0);255))" office:value-type="float" office:value="0">
            <text:p>0</text:p>
          </table:table-cell>
          <table:table-cell table:formula="oooc:=IF([.$A17]&gt;[.Q$1];0;MIN(ROUND(IF(ABS([.Q$1]/[.$A$25] - [.$A17])&lt;1;0;([.$A$26]/[.Q$1])*([.Q$1]/[.$A$25]-[.$A17])^2);0);255))" office:value-type="float" office:value="133">
            <text:p>133</text:p>
          </table:table-cell>
          <table:table-cell table:formula="oooc:=IF([.$A17]&gt;[.R$1];0;MIN(ROUND(IF(ABS([.R$1]/[.$A$25] - [.$A17])&lt;1;0;([.$A$26]/[.R$1])*([.R$1]/[.$A$25]-[.$A17])^2);0);255))" office:value-type="float" office:value="117">
            <text:p>117</text:p>
          </table:table-cell>
          <table:table-cell table:formula="oooc:=IF([.$A17]&gt;[.S$1];0;MIN(ROUND(IF(ABS([.S$1]/[.$A$25] - [.$A17])&lt;1;0;([.$A$26]/[.S$1])*([.S$1]/[.$A$25]-[.$A17])^2);0);255))" office:value-type="float" office:value="102">
            <text:p>102</text:p>
          </table:table-cell>
          <table:table-cell table:formula="oooc:=IF([.$A17]&gt;[.T$1];0;MIN(ROUND(IF(ABS([.T$1]/[.$A$25] - [.$A17])&lt;1;0;([.$A$26]/[.T$1])*([.T$1]/[.$A$25]-[.$A17])^2);0);255))" office:value-type="float" office:value="90">
            <text:p>90</text:p>
          </table:table-cell>
          <table:table-cell table:formula="oooc:=IF([.$A17]&gt;[.U$1];0;MIN(ROUND(IF(ABS([.U$1]/[.$A$25] - [.$A17])&lt;1;0;([.$A$26]/[.U$1])*([.U$1]/[.$A$25]-[.$A17])^2);0);255))" office:value-type="float" office:value="79">
            <text:p>79</text:p>
          </table:table-cell>
          <table:table-cell table:formula="oooc:=IF([.$A17]&gt;[.V$1];0;MIN(ROUND(IF(ABS([.V$1]/[.$A$25] - [.$A17])&lt;1;0;([.$A$26]/[.V$1])*([.V$1]/[.$A$25]-[.$A17])^2);0);255))" office:value-type="float" office:value="69">
            <text:p>69</text:p>
          </table:table-cell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table:formula="oooc:=IF([.$A18]&gt;[.B$1];0;MIN(ROUND(IF(ABS([.B$1]/[.$A$25] - [.$A18])&lt;1;0;([.$A$26]/[.B$1])*([.B$1]/[.$A$25]-[.$A18])^2);0);255))" office:value-type="float" office:value="0">
            <text:p>0</text:p>
          </table:table-cell>
          <table:table-cell table:formula="oooc:=IF([.$A18]&gt;[.C$1];0;MIN(ROUND(IF(ABS([.C$1]/[.$A$25] - [.$A18])&lt;1;0;([.$A$26]/[.C$1])*([.C$1]/[.$A$25]-[.$A18])^2);0);255))" office:value-type="float" office:value="0">
            <text:p>0</text:p>
          </table:table-cell>
          <table:table-cell table:formula="oooc:=IF([.$A18]&gt;[.D$1];0;MIN(ROUND(IF(ABS([.D$1]/[.$A$25] - [.$A18])&lt;1;0;([.$A$26]/[.D$1])*([.D$1]/[.$A$25]-[.$A18])^2);0);255))" office:value-type="float" office:value="0">
            <text:p>0</text:p>
          </table:table-cell>
          <table:table-cell table:formula="oooc:=IF([.$A18]&gt;[.E$1];0;MIN(ROUND(IF(ABS([.E$1]/[.$A$25] - [.$A18])&lt;1;0;([.$A$26]/[.E$1])*([.E$1]/[.$A$25]-[.$A18])^2);0);255))" office:value-type="float" office:value="0">
            <text:p>0</text:p>
          </table:table-cell>
          <table:table-cell table:formula="oooc:=IF([.$A18]&gt;[.F$1];0;MIN(ROUND(IF(ABS([.F$1]/[.$A$25] - [.$A18])&lt;1;0;([.$A$26]/[.F$1])*([.F$1]/[.$A$25]-[.$A18])^2);0);255))" office:value-type="float" office:value="0">
            <text:p>0</text:p>
          </table:table-cell>
          <table:table-cell table:formula="oooc:=IF([.$A18]&gt;[.G$1];0;MIN(ROUND(IF(ABS([.G$1]/[.$A$25] - [.$A18])&lt;1;0;([.$A$26]/[.G$1])*([.G$1]/[.$A$25]-[.$A18])^2);0);255))" office:value-type="float" office:value="0">
            <text:p>0</text:p>
          </table:table-cell>
          <table:table-cell table:formula="oooc:=IF([.$A18]&gt;[.H$1];0;MIN(ROUND(IF(ABS([.H$1]/[.$A$25] - [.$A18])&lt;1;0;([.$A$26]/[.H$1])*([.H$1]/[.$A$25]-[.$A18])^2);0);255))" office:value-type="float" office:value="0">
            <text:p>0</text:p>
          </table:table-cell>
          <table:table-cell table:formula="oooc:=IF([.$A18]&gt;[.I$1];0;MIN(ROUND(IF(ABS([.I$1]/[.$A$25] - [.$A18])&lt;1;0;([.$A$26]/[.I$1])*([.I$1]/[.$A$25]-[.$A18])^2);0);255))" office:value-type="float" office:value="0">
            <text:p>0</text:p>
          </table:table-cell>
          <table:table-cell table:formula="oooc:=IF([.$A18]&gt;[.J$1];0;MIN(ROUND(IF(ABS([.J$1]/[.$A$25] - [.$A18])&lt;1;0;([.$A$26]/[.J$1])*([.J$1]/[.$A$25]-[.$A18])^2);0);255))" office:value-type="float" office:value="0">
            <text:p>0</text:p>
          </table:table-cell>
          <table:table-cell table:formula="oooc:=IF([.$A18]&gt;[.K$1];0;MIN(ROUND(IF(ABS([.K$1]/[.$A$25] - [.$A18])&lt;1;0;([.$A$26]/[.K$1])*([.K$1]/[.$A$25]-[.$A18])^2);0);255))" office:value-type="float" office:value="0">
            <text:p>0</text:p>
          </table:table-cell>
          <table:table-cell table:formula="oooc:=IF([.$A18]&gt;[.L$1];0;MIN(ROUND(IF(ABS([.L$1]/[.$A$25] - [.$A18])&lt;1;0;([.$A$26]/[.L$1])*([.L$1]/[.$A$25]-[.$A18])^2);0);255))" office:value-type="float" office:value="0">
            <text:p>0</text:p>
          </table:table-cell>
          <table:table-cell table:formula="oooc:=IF([.$A18]&gt;[.M$1];0;MIN(ROUND(IF(ABS([.M$1]/[.$A$25] - [.$A18])&lt;1;0;([.$A$26]/[.M$1])*([.M$1]/[.$A$25]-[.$A18])^2);0);255))" office:value-type="float" office:value="0">
            <text:p>0</text:p>
          </table:table-cell>
          <table:table-cell table:formula="oooc:=IF([.$A18]&gt;[.N$1];0;MIN(ROUND(IF(ABS([.N$1]/[.$A$25] - [.$A18])&lt;1;0;([.$A$26]/[.N$1])*([.N$1]/[.$A$25]-[.$A18])^2);0);255))" office:value-type="float" office:value="0">
            <text:p>0</text:p>
          </table:table-cell>
          <table:table-cell table:formula="oooc:=IF([.$A18]&gt;[.O$1];0;MIN(ROUND(IF(ABS([.O$1]/[.$A$25] - [.$A18])&lt;1;0;([.$A$26]/[.O$1])*([.O$1]/[.$A$25]-[.$A18])^2);0);255))" office:value-type="float" office:value="0">
            <text:p>0</text:p>
          </table:table-cell>
          <table:table-cell table:formula="oooc:=IF([.$A18]&gt;[.P$1];0;MIN(ROUND(IF(ABS([.P$1]/[.$A$25] - [.$A18])&lt;1;0;([.$A$26]/[.P$1])*([.P$1]/[.$A$25]-[.$A18])^2);0);255))" office:value-type="float" office:value="0">
            <text:p>0</text:p>
          </table:table-cell>
          <table:table-cell table:formula="oooc:=IF([.$A18]&gt;[.Q$1];0;MIN(ROUND(IF(ABS([.Q$1]/[.$A$25] - [.$A18])&lt;1;0;([.$A$26]/[.Q$1])*([.Q$1]/[.$A$25]-[.$A18])^2);0);255))" office:value-type="float" office:value="0">
            <text:p>0</text:p>
          </table:table-cell>
          <table:table-cell table:formula="oooc:=IF([.$A18]&gt;[.R$1];0;MIN(ROUND(IF(ABS([.R$1]/[.$A$25] - [.$A18])&lt;1;0;([.$A$26]/[.R$1])*([.R$1]/[.$A$25]-[.$A18])^2);0);255))" office:value-type="float" office:value="142">
            <text:p>142</text:p>
          </table:table-cell>
          <table:table-cell table:formula="oooc:=IF([.$A18]&gt;[.S$1];0;MIN(ROUND(IF(ABS([.S$1]/[.$A$25] - [.$A18])&lt;1;0;([.$A$26]/[.S$1])*([.S$1]/[.$A$25]-[.$A18])^2);0);255))" office:value-type="float" office:value="126">
            <text:p>126</text:p>
          </table:table-cell>
          <table:table-cell table:formula="oooc:=IF([.$A18]&gt;[.T$1];0;MIN(ROUND(IF(ABS([.T$1]/[.$A$25] - [.$A18])&lt;1;0;([.$A$26]/[.T$1])*([.T$1]/[.$A$25]-[.$A18])^2);0);255))" office:value-type="float" office:value="111">
            <text:p>111</text:p>
          </table:table-cell>
          <table:table-cell table:formula="oooc:=IF([.$A18]&gt;[.U$1];0;MIN(ROUND(IF(ABS([.U$1]/[.$A$25] - [.$A18])&lt;1;0;([.$A$26]/[.U$1])*([.U$1]/[.$A$25]-[.$A18])^2);0);255))" office:value-type="float" office:value="98">
            <text:p>98</text:p>
          </table:table-cell>
          <table:table-cell table:formula="oooc:=IF([.$A18]&gt;[.V$1];0;MIN(ROUND(IF(ABS([.V$1]/[.$A$25] - [.$A18])&lt;1;0;([.$A$26]/[.V$1])*([.V$1]/[.$A$25]-[.$A18])^2);0);255))" office:value-type="float" office:value="87">
            <text:p>87</text:p>
          </table:table-cell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table:formula="oooc:=IF([.$A19]&gt;[.B$1];0;MIN(ROUND(IF(ABS([.B$1]/[.$A$25] - [.$A19])&lt;1;0;([.$A$26]/[.B$1])*([.B$1]/[.$A$25]-[.$A19])^2);0);255))" office:value-type="float" office:value="0">
            <text:p>0</text:p>
          </table:table-cell>
          <table:table-cell table:formula="oooc:=IF([.$A19]&gt;[.C$1];0;MIN(ROUND(IF(ABS([.C$1]/[.$A$25] - [.$A19])&lt;1;0;([.$A$26]/[.C$1])*([.C$1]/[.$A$25]-[.$A19])^2);0);255))" office:value-type="float" office:value="0">
            <text:p>0</text:p>
          </table:table-cell>
          <table:table-cell table:formula="oooc:=IF([.$A19]&gt;[.D$1];0;MIN(ROUND(IF(ABS([.D$1]/[.$A$25] - [.$A19])&lt;1;0;([.$A$26]/[.D$1])*([.D$1]/[.$A$25]-[.$A19])^2);0);255))" office:value-type="float" office:value="0">
            <text:p>0</text:p>
          </table:table-cell>
          <table:table-cell table:formula="oooc:=IF([.$A19]&gt;[.E$1];0;MIN(ROUND(IF(ABS([.E$1]/[.$A$25] - [.$A19])&lt;1;0;([.$A$26]/[.E$1])*([.E$1]/[.$A$25]-[.$A19])^2);0);255))" office:value-type="float" office:value="0">
            <text:p>0</text:p>
          </table:table-cell>
          <table:table-cell table:formula="oooc:=IF([.$A19]&gt;[.F$1];0;MIN(ROUND(IF(ABS([.F$1]/[.$A$25] - [.$A19])&lt;1;0;([.$A$26]/[.F$1])*([.F$1]/[.$A$25]-[.$A19])^2);0);255))" office:value-type="float" office:value="0">
            <text:p>0</text:p>
          </table:table-cell>
          <table:table-cell table:formula="oooc:=IF([.$A19]&gt;[.G$1];0;MIN(ROUND(IF(ABS([.G$1]/[.$A$25] - [.$A19])&lt;1;0;([.$A$26]/[.G$1])*([.G$1]/[.$A$25]-[.$A19])^2);0);255))" office:value-type="float" office:value="0">
            <text:p>0</text:p>
          </table:table-cell>
          <table:table-cell table:formula="oooc:=IF([.$A19]&gt;[.H$1];0;MIN(ROUND(IF(ABS([.H$1]/[.$A$25] - [.$A19])&lt;1;0;([.$A$26]/[.H$1])*([.H$1]/[.$A$25]-[.$A19])^2);0);255))" office:value-type="float" office:value="0">
            <text:p>0</text:p>
          </table:table-cell>
          <table:table-cell table:formula="oooc:=IF([.$A19]&gt;[.I$1];0;MIN(ROUND(IF(ABS([.I$1]/[.$A$25] - [.$A19])&lt;1;0;([.$A$26]/[.I$1])*([.I$1]/[.$A$25]-[.$A19])^2);0);255))" office:value-type="float" office:value="0">
            <text:p>0</text:p>
          </table:table-cell>
          <table:table-cell table:formula="oooc:=IF([.$A19]&gt;[.J$1];0;MIN(ROUND(IF(ABS([.J$1]/[.$A$25] - [.$A19])&lt;1;0;([.$A$26]/[.J$1])*([.J$1]/[.$A$25]-[.$A19])^2);0);255))" office:value-type="float" office:value="0">
            <text:p>0</text:p>
          </table:table-cell>
          <table:table-cell table:formula="oooc:=IF([.$A19]&gt;[.K$1];0;MIN(ROUND(IF(ABS([.K$1]/[.$A$25] - [.$A19])&lt;1;0;([.$A$26]/[.K$1])*([.K$1]/[.$A$25]-[.$A19])^2);0);255))" office:value-type="float" office:value="0">
            <text:p>0</text:p>
          </table:table-cell>
          <table:table-cell table:formula="oooc:=IF([.$A19]&gt;[.L$1];0;MIN(ROUND(IF(ABS([.L$1]/[.$A$25] - [.$A19])&lt;1;0;([.$A$26]/[.L$1])*([.L$1]/[.$A$25]-[.$A19])^2);0);255))" office:value-type="float" office:value="0">
            <text:p>0</text:p>
          </table:table-cell>
          <table:table-cell table:formula="oooc:=IF([.$A19]&gt;[.M$1];0;MIN(ROUND(IF(ABS([.M$1]/[.$A$25] - [.$A19])&lt;1;0;([.$A$26]/[.M$1])*([.M$1]/[.$A$25]-[.$A19])^2);0);255))" office:value-type="float" office:value="0">
            <text:p>0</text:p>
          </table:table-cell>
          <table:table-cell table:formula="oooc:=IF([.$A19]&gt;[.N$1];0;MIN(ROUND(IF(ABS([.N$1]/[.$A$25] - [.$A19])&lt;1;0;([.$A$26]/[.N$1])*([.N$1]/[.$A$25]-[.$A19])^2);0);255))" office:value-type="float" office:value="0">
            <text:p>0</text:p>
          </table:table-cell>
          <table:table-cell table:formula="oooc:=IF([.$A19]&gt;[.O$1];0;MIN(ROUND(IF(ABS([.O$1]/[.$A$25] - [.$A19])&lt;1;0;([.$A$26]/[.O$1])*([.O$1]/[.$A$25]-[.$A19])^2);0);255))" office:value-type="float" office:value="0">
            <text:p>0</text:p>
          </table:table-cell>
          <table:table-cell table:formula="oooc:=IF([.$A19]&gt;[.P$1];0;MIN(ROUND(IF(ABS([.P$1]/[.$A$25] - [.$A19])&lt;1;0;([.$A$26]/[.P$1])*([.P$1]/[.$A$25]-[.$A19])^2);0);255))" office:value-type="float" office:value="0">
            <text:p>0</text:p>
          </table:table-cell>
          <table:table-cell table:formula="oooc:=IF([.$A19]&gt;[.Q$1];0;MIN(ROUND(IF(ABS([.Q$1]/[.$A$25] - [.$A19])&lt;1;0;([.$A$26]/[.Q$1])*([.Q$1]/[.$A$25]-[.$A19])^2);0);255))" office:value-type="float" office:value="0">
            <text:p>0</text:p>
          </table:table-cell>
          <table:table-cell table:formula="oooc:=IF([.$A19]&gt;[.R$1];0;MIN(ROUND(IF(ABS([.R$1]/[.$A$25] - [.$A19])&lt;1;0;([.$A$26]/[.R$1])*([.R$1]/[.$A$25]-[.$A19])^2);0);255))" office:value-type="float" office:value="0">
            <text:p>0</text:p>
          </table:table-cell>
          <table:table-cell table:formula="oooc:=IF([.$A19]&gt;[.S$1];0;MIN(ROUND(IF(ABS([.S$1]/[.$A$25] - [.$A19])&lt;1;0;([.$A$26]/[.S$1])*([.S$1]/[.$A$25]-[.$A19])^2);0);255))" office:value-type="float" office:value="151">
            <text:p>151</text:p>
          </table:table-cell>
          <table:table-cell table:formula="oooc:=IF([.$A19]&gt;[.T$1];0;MIN(ROUND(IF(ABS([.T$1]/[.$A$25] - [.$A19])&lt;1;0;([.$A$26]/[.T$1])*([.T$1]/[.$A$25]-[.$A19])^2);0);255))" office:value-type="float" office:value="134">
            <text:p>134</text:p>
          </table:table-cell>
          <table:table-cell table:formula="oooc:=IF([.$A19]&gt;[.U$1];0;MIN(ROUND(IF(ABS([.U$1]/[.$A$25] - [.$A19])&lt;1;0;([.$A$26]/[.U$1])*([.U$1]/[.$A$25]-[.$A19])^2);0);255))" office:value-type="float" office:value="120">
            <text:p>120</text:p>
          </table:table-cell>
          <table:table-cell table:formula="oooc:=IF([.$A19]&gt;[.V$1];0;MIN(ROUND(IF(ABS([.V$1]/[.$A$25] - [.$A19])&lt;1;0;([.$A$26]/[.V$1])*([.V$1]/[.$A$25]-[.$A19])^2);0);255))" office:value-type="float" office:value="107">
            <text:p>107</text:p>
          </table:table-cell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table:formula="oooc:=IF([.$A20]&gt;[.B$1];0;MIN(ROUND(IF(ABS([.B$1]/[.$A$25] - [.$A20])&lt;1;0;([.$A$26]/[.B$1])*([.B$1]/[.$A$25]-[.$A20])^2);0);255))" office:value-type="float" office:value="0">
            <text:p>0</text:p>
          </table:table-cell>
          <table:table-cell table:formula="oooc:=IF([.$A20]&gt;[.C$1];0;MIN(ROUND(IF(ABS([.C$1]/[.$A$25] - [.$A20])&lt;1;0;([.$A$26]/[.C$1])*([.C$1]/[.$A$25]-[.$A20])^2);0);255))" office:value-type="float" office:value="0">
            <text:p>0</text:p>
          </table:table-cell>
          <table:table-cell table:formula="oooc:=IF([.$A20]&gt;[.D$1];0;MIN(ROUND(IF(ABS([.D$1]/[.$A$25] - [.$A20])&lt;1;0;([.$A$26]/[.D$1])*([.D$1]/[.$A$25]-[.$A20])^2);0);255))" office:value-type="float" office:value="0">
            <text:p>0</text:p>
          </table:table-cell>
          <table:table-cell table:formula="oooc:=IF([.$A20]&gt;[.E$1];0;MIN(ROUND(IF(ABS([.E$1]/[.$A$25] - [.$A20])&lt;1;0;([.$A$26]/[.E$1])*([.E$1]/[.$A$25]-[.$A20])^2);0);255))" office:value-type="float" office:value="0">
            <text:p>0</text:p>
          </table:table-cell>
          <table:table-cell table:formula="oooc:=IF([.$A20]&gt;[.F$1];0;MIN(ROUND(IF(ABS([.F$1]/[.$A$25] - [.$A20])&lt;1;0;([.$A$26]/[.F$1])*([.F$1]/[.$A$25]-[.$A20])^2);0);255))" office:value-type="float" office:value="0">
            <text:p>0</text:p>
          </table:table-cell>
          <table:table-cell table:formula="oooc:=IF([.$A20]&gt;[.G$1];0;MIN(ROUND(IF(ABS([.G$1]/[.$A$25] - [.$A20])&lt;1;0;([.$A$26]/[.G$1])*([.G$1]/[.$A$25]-[.$A20])^2);0);255))" office:value-type="float" office:value="0">
            <text:p>0</text:p>
          </table:table-cell>
          <table:table-cell table:formula="oooc:=IF([.$A20]&gt;[.H$1];0;MIN(ROUND(IF(ABS([.H$1]/[.$A$25] - [.$A20])&lt;1;0;([.$A$26]/[.H$1])*([.H$1]/[.$A$25]-[.$A20])^2);0);255))" office:value-type="float" office:value="0">
            <text:p>0</text:p>
          </table:table-cell>
          <table:table-cell table:formula="oooc:=IF([.$A20]&gt;[.I$1];0;MIN(ROUND(IF(ABS([.I$1]/[.$A$25] - [.$A20])&lt;1;0;([.$A$26]/[.I$1])*([.I$1]/[.$A$25]-[.$A20])^2);0);255))" office:value-type="float" office:value="0">
            <text:p>0</text:p>
          </table:table-cell>
          <table:table-cell table:formula="oooc:=IF([.$A20]&gt;[.J$1];0;MIN(ROUND(IF(ABS([.J$1]/[.$A$25] - [.$A20])&lt;1;0;([.$A$26]/[.J$1])*([.J$1]/[.$A$25]-[.$A20])^2);0);255))" office:value-type="float" office:value="0">
            <text:p>0</text:p>
          </table:table-cell>
          <table:table-cell table:formula="oooc:=IF([.$A20]&gt;[.K$1];0;MIN(ROUND(IF(ABS([.K$1]/[.$A$25] - [.$A20])&lt;1;0;([.$A$26]/[.K$1])*([.K$1]/[.$A$25]-[.$A20])^2);0);255))" office:value-type="float" office:value="0">
            <text:p>0</text:p>
          </table:table-cell>
          <table:table-cell table:formula="oooc:=IF([.$A20]&gt;[.L$1];0;MIN(ROUND(IF(ABS([.L$1]/[.$A$25] - [.$A20])&lt;1;0;([.$A$26]/[.L$1])*([.L$1]/[.$A$25]-[.$A20])^2);0);255))" office:value-type="float" office:value="0">
            <text:p>0</text:p>
          </table:table-cell>
          <table:table-cell table:formula="oooc:=IF([.$A20]&gt;[.M$1];0;MIN(ROUND(IF(ABS([.M$1]/[.$A$25] - [.$A20])&lt;1;0;([.$A$26]/[.M$1])*([.M$1]/[.$A$25]-[.$A20])^2);0);255))" office:value-type="float" office:value="0">
            <text:p>0</text:p>
          </table:table-cell>
          <table:table-cell table:formula="oooc:=IF([.$A20]&gt;[.N$1];0;MIN(ROUND(IF(ABS([.N$1]/[.$A$25] - [.$A20])&lt;1;0;([.$A$26]/[.N$1])*([.N$1]/[.$A$25]-[.$A20])^2);0);255))" office:value-type="float" office:value="0">
            <text:p>0</text:p>
          </table:table-cell>
          <table:table-cell table:formula="oooc:=IF([.$A20]&gt;[.O$1];0;MIN(ROUND(IF(ABS([.O$1]/[.$A$25] - [.$A20])&lt;1;0;([.$A$26]/[.O$1])*([.O$1]/[.$A$25]-[.$A20])^2);0);255))" office:value-type="float" office:value="0">
            <text:p>0</text:p>
          </table:table-cell>
          <table:table-cell table:formula="oooc:=IF([.$A20]&gt;[.P$1];0;MIN(ROUND(IF(ABS([.P$1]/[.$A$25] - [.$A20])&lt;1;0;([.$A$26]/[.P$1])*([.P$1]/[.$A$25]-[.$A20])^2);0);255))" office:value-type="float" office:value="0">
            <text:p>0</text:p>
          </table:table-cell>
          <table:table-cell table:formula="oooc:=IF([.$A20]&gt;[.Q$1];0;MIN(ROUND(IF(ABS([.Q$1]/[.$A$25] - [.$A20])&lt;1;0;([.$A$26]/[.Q$1])*([.Q$1]/[.$A$25]-[.$A20])^2);0);255))" office:value-type="float" office:value="0">
            <text:p>0</text:p>
          </table:table-cell>
          <table:table-cell table:formula="oooc:=IF([.$A20]&gt;[.R$1];0;MIN(ROUND(IF(ABS([.R$1]/[.$A$25] - [.$A20])&lt;1;0;([.$A$26]/[.R$1])*([.R$1]/[.$A$25]-[.$A20])^2);0);255))" office:value-type="float" office:value="0">
            <text:p>0</text:p>
          </table:table-cell>
          <table:table-cell table:formula="oooc:=IF([.$A20]&gt;[.S$1];0;MIN(ROUND(IF(ABS([.S$1]/[.$A$25] - [.$A20])&lt;1;0;([.$A$26]/[.S$1])*([.S$1]/[.$A$25]-[.$A20])^2);0);255))" office:value-type="float" office:value="0">
            <text:p>0</text:p>
          </table:table-cell>
          <table:table-cell table:formula="oooc:=IF([.$A20]&gt;[.T$1];0;MIN(ROUND(IF(ABS([.T$1]/[.$A$25] - [.$A20])&lt;1;0;([.$A$26]/[.T$1])*([.T$1]/[.$A$25]-[.$A20])^2);0);255))" office:value-type="float" office:value="160">
            <text:p>160</text:p>
          </table:table-cell>
          <table:table-cell table:formula="oooc:=IF([.$A20]&gt;[.U$1];0;MIN(ROUND(IF(ABS([.U$1]/[.$A$25] - [.$A20])&lt;1;0;([.$A$26]/[.U$1])*([.U$1]/[.$A$25]-[.$A20])^2);0);255))" office:value-type="float" office:value="143">
            <text:p>143</text:p>
          </table:table-cell>
          <table:table-cell table:formula="oooc:=IF([.$A20]&gt;[.V$1];0;MIN(ROUND(IF(ABS([.V$1]/[.$A$25] - [.$A20])&lt;1;0;([.$A$26]/[.V$1])*([.V$1]/[.$A$25]-[.$A20])^2);0);255))" office:value-type="float" office:value="128">
            <text:p>128</text:p>
          </table:table-cell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table:formula="oooc:=IF([.$A21]&gt;[.B$1];0;MIN(ROUND(IF(ABS([.B$1]/[.$A$25] - [.$A21])&lt;1;0;([.$A$26]/[.B$1])*([.B$1]/[.$A$25]-[.$A21])^2);0);255))" office:value-type="float" office:value="0">
            <text:p>0</text:p>
          </table:table-cell>
          <table:table-cell table:formula="oooc:=IF([.$A21]&gt;[.C$1];0;MIN(ROUND(IF(ABS([.C$1]/[.$A$25] - [.$A21])&lt;1;0;([.$A$26]/[.C$1])*([.C$1]/[.$A$25]-[.$A21])^2);0);255))" office:value-type="float" office:value="0">
            <text:p>0</text:p>
          </table:table-cell>
          <table:table-cell table:formula="oooc:=IF([.$A21]&gt;[.D$1];0;MIN(ROUND(IF(ABS([.D$1]/[.$A$25] - [.$A21])&lt;1;0;([.$A$26]/[.D$1])*([.D$1]/[.$A$25]-[.$A21])^2);0);255))" office:value-type="float" office:value="0">
            <text:p>0</text:p>
          </table:table-cell>
          <table:table-cell table:formula="oooc:=IF([.$A21]&gt;[.E$1];0;MIN(ROUND(IF(ABS([.E$1]/[.$A$25] - [.$A21])&lt;1;0;([.$A$26]/[.E$1])*([.E$1]/[.$A$25]-[.$A21])^2);0);255))" office:value-type="float" office:value="0">
            <text:p>0</text:p>
          </table:table-cell>
          <table:table-cell table:formula="oooc:=IF([.$A21]&gt;[.F$1];0;MIN(ROUND(IF(ABS([.F$1]/[.$A$25] - [.$A21])&lt;1;0;([.$A$26]/[.F$1])*([.F$1]/[.$A$25]-[.$A21])^2);0);255))" office:value-type="float" office:value="0">
            <text:p>0</text:p>
          </table:table-cell>
          <table:table-cell table:formula="oooc:=IF([.$A21]&gt;[.G$1];0;MIN(ROUND(IF(ABS([.G$1]/[.$A$25] - [.$A21])&lt;1;0;([.$A$26]/[.G$1])*([.G$1]/[.$A$25]-[.$A21])^2);0);255))" office:value-type="float" office:value="0">
            <text:p>0</text:p>
          </table:table-cell>
          <table:table-cell table:formula="oooc:=IF([.$A21]&gt;[.H$1];0;MIN(ROUND(IF(ABS([.H$1]/[.$A$25] - [.$A21])&lt;1;0;([.$A$26]/[.H$1])*([.H$1]/[.$A$25]-[.$A21])^2);0);255))" office:value-type="float" office:value="0">
            <text:p>0</text:p>
          </table:table-cell>
          <table:table-cell table:formula="oooc:=IF([.$A21]&gt;[.I$1];0;MIN(ROUND(IF(ABS([.I$1]/[.$A$25] - [.$A21])&lt;1;0;([.$A$26]/[.I$1])*([.I$1]/[.$A$25]-[.$A21])^2);0);255))" office:value-type="float" office:value="0">
            <text:p>0</text:p>
          </table:table-cell>
          <table:table-cell table:formula="oooc:=IF([.$A21]&gt;[.J$1];0;MIN(ROUND(IF(ABS([.J$1]/[.$A$25] - [.$A21])&lt;1;0;([.$A$26]/[.J$1])*([.J$1]/[.$A$25]-[.$A21])^2);0);255))" office:value-type="float" office:value="0">
            <text:p>0</text:p>
          </table:table-cell>
          <table:table-cell table:formula="oooc:=IF([.$A21]&gt;[.K$1];0;MIN(ROUND(IF(ABS([.K$1]/[.$A$25] - [.$A21])&lt;1;0;([.$A$26]/[.K$1])*([.K$1]/[.$A$25]-[.$A21])^2);0);255))" office:value-type="float" office:value="0">
            <text:p>0</text:p>
          </table:table-cell>
          <table:table-cell table:formula="oooc:=IF([.$A21]&gt;[.L$1];0;MIN(ROUND(IF(ABS([.L$1]/[.$A$25] - [.$A21])&lt;1;0;([.$A$26]/[.L$1])*([.L$1]/[.$A$25]-[.$A21])^2);0);255))" office:value-type="float" office:value="0">
            <text:p>0</text:p>
          </table:table-cell>
          <table:table-cell table:formula="oooc:=IF([.$A21]&gt;[.M$1];0;MIN(ROUND(IF(ABS([.M$1]/[.$A$25] - [.$A21])&lt;1;0;([.$A$26]/[.M$1])*([.M$1]/[.$A$25]-[.$A21])^2);0);255))" office:value-type="float" office:value="0">
            <text:p>0</text:p>
          </table:table-cell>
          <table:table-cell table:formula="oooc:=IF([.$A21]&gt;[.N$1];0;MIN(ROUND(IF(ABS([.N$1]/[.$A$25] - [.$A21])&lt;1;0;([.$A$26]/[.N$1])*([.N$1]/[.$A$25]-[.$A21])^2);0);255))" office:value-type="float" office:value="0">
            <text:p>0</text:p>
          </table:table-cell>
          <table:table-cell table:formula="oooc:=IF([.$A21]&gt;[.O$1];0;MIN(ROUND(IF(ABS([.O$1]/[.$A$25] - [.$A21])&lt;1;0;([.$A$26]/[.O$1])*([.O$1]/[.$A$25]-[.$A21])^2);0);255))" office:value-type="float" office:value="0">
            <text:p>0</text:p>
          </table:table-cell>
          <table:table-cell table:formula="oooc:=IF([.$A21]&gt;[.P$1];0;MIN(ROUND(IF(ABS([.P$1]/[.$A$25] - [.$A21])&lt;1;0;([.$A$26]/[.P$1])*([.P$1]/[.$A$25]-[.$A21])^2);0);255))" office:value-type="float" office:value="0">
            <text:p>0</text:p>
          </table:table-cell>
          <table:table-cell table:formula="oooc:=IF([.$A21]&gt;[.Q$1];0;MIN(ROUND(IF(ABS([.Q$1]/[.$A$25] - [.$A21])&lt;1;0;([.$A$26]/[.Q$1])*([.Q$1]/[.$A$25]-[.$A21])^2);0);255))" office:value-type="float" office:value="0">
            <text:p>0</text:p>
          </table:table-cell>
          <table:table-cell table:formula="oooc:=IF([.$A21]&gt;[.R$1];0;MIN(ROUND(IF(ABS([.R$1]/[.$A$25] - [.$A21])&lt;1;0;([.$A$26]/[.R$1])*([.R$1]/[.$A$25]-[.$A21])^2);0);255))" office:value-type="float" office:value="0">
            <text:p>0</text:p>
          </table:table-cell>
          <table:table-cell table:formula="oooc:=IF([.$A21]&gt;[.S$1];0;MIN(ROUND(IF(ABS([.S$1]/[.$A$25] - [.$A21])&lt;1;0;([.$A$26]/[.S$1])*([.S$1]/[.$A$25]-[.$A21])^2);0);255))" office:value-type="float" office:value="0">
            <text:p>0</text:p>
          </table:table-cell>
          <table:table-cell table:formula="oooc:=IF([.$A21]&gt;[.T$1];0;MIN(ROUND(IF(ABS([.T$1]/[.$A$25] - [.$A21])&lt;1;0;([.$A$26]/[.T$1])*([.T$1]/[.$A$25]-[.$A21])^2);0);255))" office:value-type="float" office:value="0">
            <text:p>0</text:p>
          </table:table-cell>
          <table:table-cell table:formula="oooc:=IF([.$A21]&gt;[.U$1];0;MIN(ROUND(IF(ABS([.U$1]/[.$A$25] - [.$A21])&lt;1;0;([.$A$26]/[.U$1])*([.U$1]/[.$A$25]-[.$A21])^2);0);255))" office:value-type="float" office:value="169">
            <text:p>169</text:p>
          </table:table-cell>
          <table:table-cell table:formula="oooc:=IF([.$A21]&gt;[.V$1];0;MIN(ROUND(IF(ABS([.V$1]/[.$A$25] - [.$A21])&lt;1;0;([.$A$26]/[.V$1])*([.V$1]/[.$A$25]-[.$A21])^2);0);255))" office:value-type="float" office:value="152">
            <text:p>152</text:p>
          </table:table-cell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table:formula="oooc:=IF([.$A22]&gt;[.B$1];0;MIN(ROUND(IF(ABS([.B$1]/[.$A$25] - [.$A22])&lt;1;0;([.$A$26]/[.B$1])*([.B$1]/[.$A$25]-[.$A22])^2);0);255))" office:value-type="float" office:value="0">
            <text:p>0</text:p>
          </table:table-cell>
          <table:table-cell table:formula="oooc:=IF([.$A22]&gt;[.C$1];0;MIN(ROUND(IF(ABS([.C$1]/[.$A$25] - [.$A22])&lt;1;0;([.$A$26]/[.C$1])*([.C$1]/[.$A$25]-[.$A22])^2);0);255))" office:value-type="float" office:value="0">
            <text:p>0</text:p>
          </table:table-cell>
          <table:table-cell table:formula="oooc:=IF([.$A22]&gt;[.D$1];0;MIN(ROUND(IF(ABS([.D$1]/[.$A$25] - [.$A22])&lt;1;0;([.$A$26]/[.D$1])*([.D$1]/[.$A$25]-[.$A22])^2);0);255))" office:value-type="float" office:value="0">
            <text:p>0</text:p>
          </table:table-cell>
          <table:table-cell table:formula="oooc:=IF([.$A22]&gt;[.E$1];0;MIN(ROUND(IF(ABS([.E$1]/[.$A$25] - [.$A22])&lt;1;0;([.$A$26]/[.E$1])*([.E$1]/[.$A$25]-[.$A22])^2);0);255))" office:value-type="float" office:value="0">
            <text:p>0</text:p>
          </table:table-cell>
          <table:table-cell table:formula="oooc:=IF([.$A22]&gt;[.F$1];0;MIN(ROUND(IF(ABS([.F$1]/[.$A$25] - [.$A22])&lt;1;0;([.$A$26]/[.F$1])*([.F$1]/[.$A$25]-[.$A22])^2);0);255))" office:value-type="float" office:value="0">
            <text:p>0</text:p>
          </table:table-cell>
          <table:table-cell table:formula="oooc:=IF([.$A22]&gt;[.G$1];0;MIN(ROUND(IF(ABS([.G$1]/[.$A$25] - [.$A22])&lt;1;0;([.$A$26]/[.G$1])*([.G$1]/[.$A$25]-[.$A22])^2);0);255))" office:value-type="float" office:value="0">
            <text:p>0</text:p>
          </table:table-cell>
          <table:table-cell table:formula="oooc:=IF([.$A22]&gt;[.H$1];0;MIN(ROUND(IF(ABS([.H$1]/[.$A$25] - [.$A22])&lt;1;0;([.$A$26]/[.H$1])*([.H$1]/[.$A$25]-[.$A22])^2);0);255))" office:value-type="float" office:value="0">
            <text:p>0</text:p>
          </table:table-cell>
          <table:table-cell table:formula="oooc:=IF([.$A22]&gt;[.I$1];0;MIN(ROUND(IF(ABS([.I$1]/[.$A$25] - [.$A22])&lt;1;0;([.$A$26]/[.I$1])*([.I$1]/[.$A$25]-[.$A22])^2);0);255))" office:value-type="float" office:value="0">
            <text:p>0</text:p>
          </table:table-cell>
          <table:table-cell table:formula="oooc:=IF([.$A22]&gt;[.J$1];0;MIN(ROUND(IF(ABS([.J$1]/[.$A$25] - [.$A22])&lt;1;0;([.$A$26]/[.J$1])*([.J$1]/[.$A$25]-[.$A22])^2);0);255))" office:value-type="float" office:value="0">
            <text:p>0</text:p>
          </table:table-cell>
          <table:table-cell table:formula="oooc:=IF([.$A22]&gt;[.K$1];0;MIN(ROUND(IF(ABS([.K$1]/[.$A$25] - [.$A22])&lt;1;0;([.$A$26]/[.K$1])*([.K$1]/[.$A$25]-[.$A22])^2);0);255))" office:value-type="float" office:value="0">
            <text:p>0</text:p>
          </table:table-cell>
          <table:table-cell table:formula="oooc:=IF([.$A22]&gt;[.L$1];0;MIN(ROUND(IF(ABS([.L$1]/[.$A$25] - [.$A22])&lt;1;0;([.$A$26]/[.L$1])*([.L$1]/[.$A$25]-[.$A22])^2);0);255))" office:value-type="float" office:value="0">
            <text:p>0</text:p>
          </table:table-cell>
          <table:table-cell table:formula="oooc:=IF([.$A22]&gt;[.M$1];0;MIN(ROUND(IF(ABS([.M$1]/[.$A$25] - [.$A22])&lt;1;0;([.$A$26]/[.M$1])*([.M$1]/[.$A$25]-[.$A22])^2);0);255))" office:value-type="float" office:value="0">
            <text:p>0</text:p>
          </table:table-cell>
          <table:table-cell table:formula="oooc:=IF([.$A22]&gt;[.N$1];0;MIN(ROUND(IF(ABS([.N$1]/[.$A$25] - [.$A22])&lt;1;0;([.$A$26]/[.N$1])*([.N$1]/[.$A$25]-[.$A22])^2);0);255))" office:value-type="float" office:value="0">
            <text:p>0</text:p>
          </table:table-cell>
          <table:table-cell table:formula="oooc:=IF([.$A22]&gt;[.O$1];0;MIN(ROUND(IF(ABS([.O$1]/[.$A$25] - [.$A22])&lt;1;0;([.$A$26]/[.O$1])*([.O$1]/[.$A$25]-[.$A22])^2);0);255))" office:value-type="float" office:value="0">
            <text:p>0</text:p>
          </table:table-cell>
          <table:table-cell table:formula="oooc:=IF([.$A22]&gt;[.P$1];0;MIN(ROUND(IF(ABS([.P$1]/[.$A$25] - [.$A22])&lt;1;0;([.$A$26]/[.P$1])*([.P$1]/[.$A$25]-[.$A22])^2);0);255))" office:value-type="float" office:value="0">
            <text:p>0</text:p>
          </table:table-cell>
          <table:table-cell table:formula="oooc:=IF([.$A22]&gt;[.Q$1];0;MIN(ROUND(IF(ABS([.Q$1]/[.$A$25] - [.$A22])&lt;1;0;([.$A$26]/[.Q$1])*([.Q$1]/[.$A$25]-[.$A22])^2);0);255))" office:value-type="float" office:value="0">
            <text:p>0</text:p>
          </table:table-cell>
          <table:table-cell table:formula="oooc:=IF([.$A22]&gt;[.R$1];0;MIN(ROUND(IF(ABS([.R$1]/[.$A$25] - [.$A22])&lt;1;0;([.$A$26]/[.R$1])*([.R$1]/[.$A$25]-[.$A22])^2);0);255))" office:value-type="float" office:value="0">
            <text:p>0</text:p>
          </table:table-cell>
          <table:table-cell table:formula="oooc:=IF([.$A22]&gt;[.S$1];0;MIN(ROUND(IF(ABS([.S$1]/[.$A$25] - [.$A22])&lt;1;0;([.$A$26]/[.S$1])*([.S$1]/[.$A$25]-[.$A22])^2);0);255))" office:value-type="float" office:value="0">
            <text:p>0</text:p>
          </table:table-cell>
          <table:table-cell table:formula="oooc:=IF([.$A22]&gt;[.T$1];0;MIN(ROUND(IF(ABS([.T$1]/[.$A$25] - [.$A22])&lt;1;0;([.$A$26]/[.T$1])*([.T$1]/[.$A$25]-[.$A22])^2);0);255))" office:value-type="float" office:value="0">
            <text:p>0</text:p>
          </table:table-cell>
          <table:table-cell table:formula="oooc:=IF([.$A22]&gt;[.U$1];0;MIN(ROUND(IF(ABS([.U$1]/[.$A$25] - [.$A22])&lt;1;0;([.$A$26]/[.U$1])*([.U$1]/[.$A$25]-[.$A22])^2);0);255))" office:value-type="float" office:value="0">
            <text:p>0</text:p>
          </table:table-cell>
          <table:table-cell table:formula="oooc:=IF([.$A22]&gt;[.V$1];0;MIN(ROUND(IF(ABS([.V$1]/[.$A$25] - [.$A22])&lt;1;0;([.$A$26]/[.V$1])*([.V$1]/[.$A$25]-[.$A22])^2);0);255))" office:value-type="float" office:value="178">
            <text:p>178</text:p>
          </table:table-cell>
          <table:table-cell table:number-columns-repeated="23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55"/>
        </table:table-row>
        <table:table-row table:style-name="ro1">
          <table:table-cell office:value-type="float" office:value="20">
            <text:p>20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3">06/03/2007</text:date>, <text:time>16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Feike Boomstra</meta:initial-creator>
    <meta:creation-date>2007-05-31T19:38:34</meta:creation-date>
    <dc:creator>Feike Boomstra</dc:creator>
    <dc:date>2007-06-03T16:51:38</dc:date>
    <dc:language>en-US</dc:language>
    <meta:editing-cycles>4</meta:editing-cycles>
    <meta:user-defined meta:name="Info 1"/>
    <meta:user-defined meta:name="Info 2"/>
    <meta:user-defined meta:name="Info 3"/>
    <meta:user-defined meta:name="Info 4"/>
    <meta:document-statistic meta:table-count="3" meta:cell-count="485"/>
  </office:meta>
</office:document-meta>
</file>